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2B000002CC12598A93D46F525B.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NewPSMT" svg:font-family="CourierNewPSMT" style:font-family-generic="roman"/>
    <style:font-face style:name="Arial-BoldMT" svg:font-family="Arial-BoldMT" style:font-family-generic="swiss"/>
    <style:font-face style:name="BerlinSansFB-Bold" svg:font-family="BerlinSansFB-Bold" style:font-family-generic="swiss"/>
    <style:font-face style:name="BerlinSansFB-Reg" svg:font-family="BerlinSansFB-Reg"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size="11.5pt" style:font-size-asian="11.5pt" style:font-size-complex="11.5pt"/>
    </style:style>
    <style:style style:name="P2" style:family="paragraph" style:parent-style-name="Header">
      <style:paragraph-properties style:snap-to-layout-grid="false"/>
    </style:style>
    <style:style style:name="P3" style:family="paragraph" style:parent-style-name="Header">
      <style:text-properties officeooo:paragraph-rsid="000f6299"/>
    </style:style>
    <style:style style:name="P4" style:family="paragraph" style:parent-style-name="Standard">
      <style:paragraph-properties fo:orphans="0" fo:widows="0" style:text-autospace="none">
        <style:tab-stops>
          <style:tab-stop style:position="11.751cm" style:type="char" style:char="," style:leader-style="dotted" style:leader-text="."/>
          <style:tab-stop style:position="12.002cm"/>
          <style:tab-stop style:position="13.503cm" style:type="char" style:char="," style:leader-style="dotted" style:leader-text="."/>
        </style:tab-stops>
      </style:paragraph-properties>
      <style:text-properties fo:font-size="10pt" style:font-size-asian="10pt" style:font-size-complex="10pt"/>
    </style:style>
    <style:style style:name="P5" style:family="paragraph" style:parent-style-name="Standard">
      <style:paragraph-properties fo:margin-left="0.635cm" fo:margin-right="0cm" fo:margin-top="0.212cm" fo:margin-bottom="0.212cm" loext:contextual-spacing="false" fo:orphans="0" fo:widows="0" fo:text-indent="0cm" style:auto-text-indent="false" style:text-autospace="none">
        <style:tab-stops>
          <style:tab-stop style:position="11.751cm" style:type="char" style:char="," style:leader-style="dotted" style:leader-text="."/>
          <style:tab-stop style:position="13.503cm" style:type="char" style:char="," style:leader-style="dotted" style:leader-text="."/>
        </style:tab-stops>
      </style:paragraph-properties>
      <style:text-properties fo:font-size="10pt" fo:font-weight="bold" style:font-size-asian="10pt" style:font-weight-asian="bold" style:font-size-complex="10pt" style:font-weight-complex="bold"/>
    </style:style>
    <style:style style:name="P6" style:family="paragraph" style:parent-style-name="Standard">
      <style:paragraph-properties fo:margin-left="1.901cm" fo:margin-right="0cm" fo:orphans="0" fo:widows="0" fo:text-indent="0cm" style:auto-text-indent="false" style:text-autospace="none">
        <style:tab-stops>
          <style:tab-stop style:position="11.751cm" style:type="char" style:char="," style:leader-style="dotted" style:leader-text="."/>
          <style:tab-stop style:position="12.002cm"/>
          <style:tab-stop style:position="13.503cm" style:type="char" style:char="," style:leader-style="dotted" style:leader-text="."/>
        </style:tab-stops>
      </style:paragraph-properties>
      <style:text-properties fo:font-size="10pt" style:font-size-asian="10pt" style:font-size-complex="10pt"/>
    </style:style>
    <style:style style:name="P7" style:family="paragraph" style:parent-style-name="Standard">
      <style:paragraph-properties fo:margin-left="2.54cm" fo:margin-right="0cm" fo:text-indent="0cm" style:auto-text-indent="false" style:text-autospace="none"/>
      <style:text-properties fo:font-size="10pt" style:font-size-asian="10pt" style:font-size-complex="10pt"/>
    </style:style>
    <style:style style:name="P8" style:family="paragraph" style:parent-style-name="Standard">
      <style:paragraph-properties fo:margin-left="2.54cm" fo:margin-right="0cm" fo:text-align="justify" style:justify-single-word="false" fo:text-indent="0cm" style:auto-text-indent="false" style:text-autospace="none"/>
      <style:text-properties fo:font-size="10pt" style:font-size-asian="10pt" style:font-size-complex="10pt"/>
    </style:style>
    <style:style style:name="P9" style:family="paragraph" style:parent-style-name="Standard">
      <style:paragraph-properties fo:margin-left="2.54cm" fo:margin-right="0cm" fo:text-align="justify" style:justify-single-word="false" fo:text-indent="0cm" style:auto-text-indent="false" style:text-autospace="none"/>
      <style:text-properties style:font-name="Arial" fo:font-size="10pt" style:font-size-asian="10pt" style:font-name-complex="Arial" style:font-size-complex="10pt"/>
    </style:style>
    <style:style style:name="P10" style:family="paragraph" style:parent-style-name="Standard">
      <style:paragraph-properties fo:margin-left="2.54cm" fo:margin-right="0cm" fo:text-indent="0cm" style:auto-text-indent="false" style:text-autospace="none"/>
      <style:text-properties fo:color="#000000" style:font-name="Arial" fo:font-size="10pt" style:font-size-asian="10pt" style:font-name-complex="Arial" style:font-size-complex="10pt"/>
    </style:style>
    <style:style style:name="P11" style:family="paragraph" style:parent-style-name="Standard">
      <style:paragraph-properties fo:margin-left="2.54cm" fo:margin-right="0cm" fo:text-align="justify" style:justify-single-word="false" fo:text-indent="0cm" style:auto-text-indent="false" style:text-autospace="none"/>
      <style:text-properties fo:color="#000000" style:font-name="Arial" fo:font-size="10pt" style:font-size-asian="10pt" style:font-name-complex="Arial" style:font-size-complex="10pt"/>
    </style:style>
    <style:style style:name="P12" style:family="paragraph" style:parent-style-name="Standard">
      <style:paragraph-properties fo:margin-left="2.54cm" fo:margin-right="0cm" fo:text-align="justify" style:justify-single-word="false" fo:text-indent="0cm" style:auto-text-indent="false" style:text-autospace="none"/>
      <style:text-properties fo:color="#000000" style:font-name="CourierNewPSMT" fo:font-size="10pt" style:font-size-asian="10pt" style:font-name-complex="CourierNewPSMT" style:font-size-complex="10pt"/>
    </style:style>
    <style:style style:name="P13" style:family="paragraph" style:parent-style-name="Standard">
      <style:paragraph-properties fo:margin-left="2.54cm" fo:margin-right="0cm" fo:text-align="justify" style:justify-single-word="false" fo:text-indent="0cm" style:auto-text-indent="false" style:text-autospace="none"/>
      <style:text-properties fo:color="#000000" fo:font-size="10pt" style:font-size-asian="10pt" style:font-size-complex="10pt"/>
    </style:style>
    <style:style style:name="P14" style:family="paragraph" style:parent-style-name="Standard">
      <style:paragraph-properties fo:margin-left="2.54cm" fo:margin-right="0cm" fo:text-indent="0cm" style:auto-text-indent="false" style:text-autospace="none"/>
      <style:text-properties fo:color="#0000ff" style:font-name="Courier New" fo:font-size="10pt" fo:font-weight="bold" style:font-size-asian="10pt" style:font-weight-asian="bold" style:font-name-complex="Courier New" style:font-size-complex="10pt" style:font-weight-complex="bold"/>
    </style:style>
    <style:style style:name="P15" style:family="paragraph" style:parent-style-name="Standard">
      <style:paragraph-properties fo:margin-left="2.54cm" fo:margin-right="0cm" fo:text-align="justify" style:justify-single-word="false" fo:text-indent="0cm" style:auto-text-indent="false" style:text-autospace="none"/>
      <style:text-properties fo:color="#0000ff" style:font-name="Courier New" fo:font-size="10pt" fo:font-weight="bold" style:font-size-asian="10pt" style:font-weight-asian="bold" style:font-name-complex="Courier New" style:font-size-complex="10pt" style:font-weight-complex="bold"/>
    </style:style>
    <style:style style:name="P16" style:family="paragraph" style:parent-style-name="Standard">
      <style:paragraph-properties fo:margin-left="2.54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17" style:family="paragraph" style:parent-style-name="Standard">
      <style:paragraph-properties fo:margin-left="2.54cm" fo:margin-right="0cm" fo:text-align="justify" style:justify-single-word="false" fo:text-indent="0cm" style:auto-text-indent="false" style:text-autospace="none"/>
      <style:text-properties fo:color="#008100" style:font-name="BerlinSansFB-Reg" fo:font-size="10pt" style:font-size-asian="10pt" style:font-name-complex="BerlinSansFB-Reg" style:font-size-complex="10pt"/>
    </style:style>
    <style:style style:name="P18" style:family="paragraph" style:parent-style-name="Apartado1">
      <style:paragraph-properties fo:margin-left="2.54cm" fo:margin-right="0cm" fo:text-indent="0cm" style:auto-text-indent="false"/>
    </style:style>
    <style:style style:name="P19" style:family="paragraph" style:parent-style-name="Apartado1">
      <style:paragraph-properties fo:margin-left="2.54cm" fo:margin-right="0cm" fo:text-indent="0cm" style:auto-text-indent="false"/>
      <style:text-properties fo:font-weight="bold" style:font-weight-asian="bold"/>
    </style:style>
    <style:style style:name="P20" style:family="paragraph" style:parent-style-name="Apartado1">
      <style:paragraph-properties fo:margin-left="2.54cm" fo:margin-right="0cm" fo:text-indent="0cm" style:auto-text-indent="false"/>
      <style:text-properties fo:font-weight="bold" style:font-weight-asian="bold" style:font-weight-complex="bold"/>
    </style:style>
    <style:style style:name="P21" style:family="paragraph" style:parent-style-name="Apartado1">
      <style:paragraph-properties fo:margin-left="2.54cm" fo:margin-right="0cm" fo:text-indent="0cm" style:auto-text-indent="false"/>
      <style:text-properties style:font-weight-complex="bold"/>
    </style:style>
    <style:style style:name="P22" style:family="paragraph" style:parent-style-name="Standard">
      <style:paragraph-properties fo:margin-left="2.54cm" fo:margin-right="0cm" fo:text-indent="1.212cm" style:auto-text-indent="false" style:text-autospace="none"/>
      <style:text-properties fo:font-size="10pt" style:font-size-asian="10pt" style:font-size-complex="10pt"/>
    </style:style>
    <style:style style:name="P23" style:family="paragraph" style:parent-style-name="Standard">
      <style:paragraph-properties fo:margin-left="2.54cm" fo:margin-right="0cm" fo:text-align="justify" style:justify-single-word="false" fo:text-indent="1.212cm" style:auto-text-indent="false" style:text-autospace="none"/>
      <style:text-properties fo:font-size="10pt" style:font-size-asian="10pt" style:font-size-complex="10pt"/>
    </style:style>
    <style:style style:name="P24" style:family="paragraph" style:parent-style-name="Standard">
      <style:paragraph-properties fo:margin-left="2.54cm" fo:margin-right="0cm" fo:text-align="justify" style:justify-single-word="false" fo:text-indent="1.212cm" style:auto-text-indent="false" style:text-autospace="none"/>
      <style:text-properties fo:color="#000000" fo:font-size="10pt" style:font-size-asian="10pt" style:font-size-complex="10pt"/>
    </style:style>
    <style:style style:name="P25" style:family="paragraph" style:parent-style-name="Standard">
      <style:paragraph-properties fo:margin-left="2.54cm" fo:margin-right="0cm" fo:text-align="justify" style:justify-single-word="false" fo:text-indent="1.212cm" style:auto-text-indent="false" style:text-autospace="none"/>
      <style:text-properties fo:color="#000000" style:font-name="CourierNewPSMT" fo:font-size="10pt" style:font-size-asian="10pt" style:font-name-complex="CourierNewPSMT" style:font-size-complex="10pt"/>
    </style:style>
    <style:style style:name="P26" style:family="paragraph" style:parent-style-name="Standard">
      <style:paragraph-properties fo:margin-left="2.54cm" fo:margin-right="0cm" fo:text-align="justify" style:justify-single-word="false" fo:text-indent="1.212cm" style:auto-text-indent="false" style:text-autospace="none"/>
      <style:text-properties fo:color="#0000ff" style:font-name="Courier New" fo:font-size="10pt" fo:font-weight="bold" style:font-size-asian="10pt" style:font-weight-asian="bold" style:font-name-complex="Courier New" style:font-size-complex="10pt" style:font-weight-complex="bold"/>
    </style:style>
    <style:style style:name="P27" style:family="paragraph" style:parent-style-name="Standard">
      <style:paragraph-properties fo:margin-left="1.588cm" fo:margin-right="0cm" fo:text-align="justify" style:justify-single-word="false" fo:text-indent="0cm" style:auto-text-indent="false" style:text-autospace="none"/>
    </style:style>
    <style:style style:name="P28" style:family="paragraph" style:parent-style-name="Standard">
      <style:paragraph-properties fo:margin-left="1.588cm" fo:margin-right="0cm" fo:text-align="justify" style:justify-single-word="false" fo:text-indent="0cm" style:auto-text-indent="false" style:text-autospace="none"/>
      <style:text-properties fo:color="#6442af" style:font-name="BerlinSansFB-Bold" fo:font-size="13.5pt" fo:font-weight="bold" style:font-size-asian="13.5pt" style:font-weight-asian="bold" style:font-name-complex="BerlinSansFB-Bold" style:font-size-complex="13.5pt" style:font-weight-complex="bold"/>
    </style:style>
    <style:style style:name="P29" style:family="paragraph" style:parent-style-name="Standard">
      <style:paragraph-properties fo:margin-left="1.588cm" fo:margin-right="0cm" fo:text-align="justify" style:justify-single-word="false" fo:text-indent="0cm" style:auto-text-indent="false" style:text-autospace="none"/>
      <style:text-properties fo:color="#6442af" style:font-name="Courier New" fo:font-size="10pt" fo:language="en" fo:country="GB" fo:font-weight="bold" style:font-size-asian="10pt" style:font-weight-asian="bold" style:font-name-complex="Courier New" style:font-size-complex="10pt" style:font-weight-complex="bold"/>
    </style:style>
    <style:style style:name="P30" style:family="paragraph" style:parent-style-name="Standard">
      <style:paragraph-properties fo:margin-left="1.588cm" fo:margin-right="0cm" fo:text-align="justify" style:justify-single-word="false" fo:text-indent="0cm" style:auto-text-indent="false" style:text-autospace="none"/>
      <style:text-properties fo:color="#6442af" style:font-name="Courier New" fo:font-size="10pt" fo:font-weight="bold" style:font-size-asian="10pt" style:font-weight-asian="bold" style:font-name-complex="Courier New" style:font-size-complex="10pt" style:font-weight-complex="bold"/>
    </style:style>
    <style:style style:name="P31" style:family="paragraph" style:parent-style-name="Standard">
      <style:paragraph-properties fo:margin-left="1.588cm" fo:margin-right="0cm" fo:text-align="justify" style:justify-single-word="false" fo:text-indent="0cm" style:auto-text-indent="false" style:text-autospace="none"/>
      <style:text-properties fo:font-size="10pt" style:font-size-asian="10pt" style:font-size-complex="10pt"/>
    </style:style>
    <style:style style:name="P32" style:family="paragraph" style:parent-style-name="Standard">
      <style:paragraph-properties fo:margin-left="1.588cm" fo:margin-right="0cm" fo:text-align="justify" style:justify-single-word="false" fo:text-indent="0cm" style:auto-text-indent="false" style:text-autospace="none"/>
      <style:text-properties fo:font-size="10pt" fo:language="en" fo:country="GB" style:font-size-asian="10pt" style:font-size-complex="10pt"/>
    </style:style>
    <style:style style:name="P33" style:family="paragraph" style:parent-style-name="Standard">
      <style:paragraph-properties fo:margin-left="1.588cm" fo:margin-right="0cm" fo:text-align="justify" style:justify-single-word="false" fo:text-indent="0cm" style:auto-text-indent="false" style:text-autospace="none"/>
      <style:text-properties fo:color="#000000" style:font-name="Arial" fo:font-size="10pt" style:font-size-asian="10pt" style:font-name-complex="Arial" style:font-size-complex="10pt"/>
    </style:style>
    <style:style style:name="P34" style:family="paragraph" style:parent-style-name="Standard">
      <style:paragraph-properties fo:margin-left="1.588cm" fo:margin-right="0cm" fo:text-align="justify" style:justify-single-word="false" fo:text-indent="0cm" style:auto-text-indent="false" style:text-autospace="none"/>
      <style:text-properties fo:color="#000000" style:font-name="Arial" fo:font-size="10pt" fo:font-weight="bold" style:font-size-asian="10pt" style:font-weight-asian="bold" style:font-name-complex="Arial" style:font-size-complex="10pt"/>
    </style:style>
    <style:style style:name="P35" style:family="paragraph" style:parent-style-name="Standard">
      <style:paragraph-properties fo:margin-left="1.588cm" fo:margin-right="0cm" fo:text-align="justify" style:justify-single-word="false" fo:text-indent="0cm" style:auto-text-indent="false" style:text-autospace="none"/>
      <style:text-properties fo:color="#000000" fo:font-size="10pt" style:font-size-asian="10pt" style:font-size-complex="10pt"/>
    </style:style>
    <style:style style:name="P36" style:family="paragraph" style:parent-style-name="Standard">
      <style:paragraph-properties fo:margin-left="1.588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37" style:family="paragraph" style:parent-style-name="Standard">
      <style:paragraph-properties fo:margin-left="1.588cm" fo:margin-right="0cm" fo:text-align="justify" style:justify-single-word="false" fo:text-indent="0cm" style:auto-text-indent="false" style:text-autospace="none"/>
      <style:text-properties fo:color="#0000ff" style:font-name="Courier New" fo:font-size="10pt" fo:language="en" fo:country="GB" fo:font-weight="bold" style:font-size-asian="10pt" style:font-weight-asian="bold" style:font-name-complex="Courier New" style:font-size-complex="10pt" style:font-weight-complex="bold"/>
    </style:style>
    <style:style style:name="P38" style:family="paragraph" style:parent-style-name="Standard">
      <style:paragraph-properties fo:margin-left="1.588cm" fo:margin-right="0cm" fo:text-align="justify" style:justify-single-word="false" fo:text-indent="0cm" style:auto-text-indent="false" style:text-autospace="none"/>
      <style:text-properties fo:color="#0000ff" style:font-name="Courier New" fo:font-size="10pt" fo:font-weight="bold" style:font-size-asian="10pt" style:font-weight-asian="bold" style:font-name-complex="Courier New" style:font-size-complex="10pt" style:font-weight-complex="bold"/>
    </style:style>
    <style:style style:name="P39" style:family="paragraph" style:parent-style-name="Standard">
      <style:paragraph-properties fo:margin-left="1.588cm" fo:margin-right="0cm" fo:text-align="justify" style:justify-single-word="false" fo:text-indent="0.914cm" style:auto-text-indent="false" style:text-autospace="none"/>
      <style:text-properties fo:font-size="10pt" style:font-size-asian="10pt" style:font-size-complex="10pt"/>
    </style:style>
    <style:style style:name="P40" style:family="paragraph" style:parent-style-name="Standard">
      <style:paragraph-properties fo:margin-left="1.588cm" fo:margin-right="0cm" fo:text-align="justify" style:justify-single-word="false" fo:text-indent="0.914cm" style:auto-text-indent="false" style:text-autospace="none"/>
      <style:text-properties fo:font-size="10pt" fo:language="en" fo:country="GB" style:font-size-asian="10pt" style:font-size-complex="10pt"/>
    </style:style>
    <style:style style:name="P41" style:family="paragraph" style:parent-style-name="Standard">
      <style:paragraph-properties fo:margin-left="1.588cm" fo:margin-right="0cm" fo:text-align="justify" style:justify-single-word="false" fo:text-indent="0.914cm" style:auto-text-indent="false" style:text-autospace="none"/>
      <style:text-properties fo:color="#000000" style:font-name="CourierNewPSMT" fo:font-size="10pt" fo:language="en" fo:country="GB" style:font-size-asian="10pt" style:font-name-complex="CourierNewPSMT" style:font-size-complex="10pt"/>
    </style:style>
    <style:style style:name="P42" style:family="paragraph" style:parent-style-name="Standard">
      <style:paragraph-properties fo:margin-left="1.588cm" fo:margin-right="0cm" fo:text-align="justify" style:justify-single-word="false" fo:text-indent="0.914cm" style:auto-text-indent="false" style:text-autospace="none"/>
      <style:text-properties fo:color="#000000" style:font-name="CourierNewPSMT" fo:font-size="10pt" style:font-size-asian="10pt" style:font-name-complex="CourierNewPSMT" style:font-size-complex="10pt"/>
    </style:style>
    <style:style style:name="P43" style:family="paragraph" style:parent-style-name="Standard">
      <style:paragraph-properties fo:margin-left="1.588cm" fo:margin-right="0cm" fo:text-align="justify" style:justify-single-word="false" fo:text-indent="0.914cm" style:auto-text-indent="false" style:text-autospace="none"/>
      <style:text-properties fo:color="#0000ff" style:font-name="Courier New" fo:font-size="10pt" fo:font-weight="bold" style:font-size-asian="10pt" style:font-weight-asian="bold" style:font-name-complex="Courier New" style:font-size-complex="10pt" style:font-weight-complex="bold"/>
    </style:style>
    <style:style style:name="P44" style:family="paragraph" style:parent-style-name="Standard">
      <style:paragraph-properties fo:margin-left="3.791cm" fo:margin-right="0cm" fo:text-align="justify" style:justify-single-word="false" fo:text-indent="1.212cm" style:auto-text-indent="false" style:text-autospace="none"/>
      <style:text-properties fo:font-size="10pt" style:font-size-asian="10pt" style:font-size-complex="10pt"/>
    </style:style>
    <style:style style:name="P45" style:family="paragraph" style:parent-style-name="Standard">
      <style:paragraph-properties fo:margin-left="6.59cm" fo:margin-right="0cm" fo:text-align="justify" style:justify-single-word="false" fo:text-indent="0.914cm" style:auto-text-indent="false" style:text-autospace="none"/>
      <style:text-properties fo:color="#000000" style:font-name="CourierNewPSMT" fo:font-size="10pt" style:font-size-asian="10pt" style:font-name-complex="CourierNewPSMT" style:font-size-complex="10pt"/>
    </style:style>
    <style:style style:name="P46" style:family="paragraph" style:parent-style-name="Standard">
      <style:paragraph-properties fo:margin-left="1.251cm" fo:margin-right="0cm" fo:text-align="justify" style:justify-single-word="false" fo:text-indent="1.251cm" style:auto-text-indent="false" style:text-autospace="none"/>
      <style:text-properties fo:color="#0000ff" style:font-name="Courier New" fo:font-size="10pt" fo:font-weight="bold" style:font-size-asian="10pt" style:font-weight-asian="bold" style:font-name-complex="Courier New" style:font-size-complex="10pt" style:font-weight-complex="bold"/>
    </style:style>
    <style:style style:name="P47" style:family="paragraph" style:parent-style-name="Standard">
      <style:paragraph-properties fo:margin-left="2.838cm" fo:margin-right="0cm" fo:text-align="justify" style:justify-single-word="false" fo:text-indent="0.914cm" style:auto-text-indent="false" style:text-autospace="none"/>
      <style:text-properties fo:color="#000000" style:font-name="CourierNewPSMT" fo:font-size="10pt" style:font-size-asian="10pt" style:font-name-complex="CourierNewPSMT" style:font-size-complex="10pt"/>
    </style:style>
    <style:style style:name="P48" style:family="paragraph" style:parent-style-name="Apartado1">
      <style:text-properties fo:font-weight="bold" style:font-weight-asian="bold"/>
    </style:style>
    <style:style style:name="P49" style:family="paragraph" style:parent-style-name="Apartado1">
      <style:text-properties fo:font-size="10pt" style:font-size-asian="10pt"/>
    </style:style>
    <style:style style:name="P50" style:family="paragraph" style:parent-style-name="Apartado1">
      <style:paragraph-properties fo:margin-top="0cm" fo:margin-bottom="0.106cm" loext:contextual-spacing="false"/>
    </style:style>
    <style:style style:name="P51" style:family="paragraph" style:parent-style-name="Apartado1">
      <loext:graphic-properties draw:fill="solid" draw:fill-color="#c0c0c0" draw:opacity="100%"/>
      <style:paragraph-properties fo:margin-left="2.54cm" fo:margin-right="0.206cm" fo:margin-top="0cm" fo:margin-bottom="0cm" loext:contextual-spacing="false" fo:text-indent="0cm" style:auto-text-indent="false" fo:background-color="#c0c0c0"/>
      <style:text-properties fo:font-size="10pt" style:font-size-asian="10pt"/>
    </style:style>
    <style:style style:name="P52" style:family="paragraph" style:parent-style-name="Apartado1">
      <loext:graphic-properties draw:fill="solid" draw:fill-color="#c0c0c0" draw:opacity="100%"/>
      <style:paragraph-properties fo:margin-left="2.54cm" fo:margin-right="0.206cm" fo:margin-top="0cm" fo:margin-bottom="0cm" loext:contextual-spacing="false" fo:text-indent="0.635cm" style:auto-text-indent="false" fo:background-color="#c0c0c0"/>
      <style:text-properties fo:font-size="10pt" style:font-size-asian="10pt"/>
    </style:style>
    <style:style style:name="P53" style:family="paragraph" style:parent-style-name="Apartado1">
      <loext:graphic-properties draw:fill="solid" draw:fill-color="#c0c0c0" draw:opacity="100%"/>
      <style:paragraph-properties fo:margin-left="2.54cm" fo:margin-right="0.21cm" fo:text-indent="0cm" style:auto-text-indent="false" fo:background-color="#c0c0c0"/>
      <style:text-properties fo:font-size="10pt" style:font-size-asian="10pt"/>
    </style:style>
    <style:style style:name="P54" style:family="paragraph" style:parent-style-name="Apartado1">
      <loext:graphic-properties draw:fill="solid" draw:fill-color="#c0c0c0" draw:opacity="100%"/>
      <style:paragraph-properties fo:margin-left="2.54cm" fo:margin-right="0.21cm" fo:margin-top="0cm" fo:margin-bottom="0cm" loext:contextual-spacing="false" fo:text-indent="0cm" style:auto-text-indent="false" fo:background-color="#c0c0c0"/>
      <style:text-properties fo:font-size="10pt" style:font-size-asian="10pt"/>
    </style:style>
    <style:style style:name="P55" style:family="paragraph" style:parent-style-name="Apartado1">
      <loext:graphic-properties draw:fill="solid" draw:fill-color="#c0c0c0" draw:opacity="100%"/>
      <style:paragraph-properties fo:margin-left="2.54cm" fo:margin-right="0.199cm" fo:margin-top="0cm" fo:margin-bottom="0cm" loext:contextual-spacing="false" fo:text-indent="0cm" style:auto-text-indent="false" fo:background-color="#c0c0c0"/>
    </style:style>
    <style:style style:name="P56" style:family="paragraph" style:parent-style-name="Apartado1">
      <loext:graphic-properties draw:fill="solid" draw:fill-color="#c0c0c0" draw:opacity="100%"/>
      <style:paragraph-properties fo:margin-left="2.54cm" fo:margin-right="0.199cm" fo:text-indent="0cm" style:auto-text-indent="false" fo:background-color="#c0c0c0"/>
    </style:style>
    <style:style style:name="P57" style:family="paragraph" style:parent-style-name="Apartado1">
      <style:paragraph-properties fo:margin-left="1.27cm" fo:margin-right="0cm" fo:text-indent="0cm" style:auto-text-indent="false"/>
    </style:style>
    <style:style style:name="P58" style:family="paragraph" style:parent-style-name="Apartado1">
      <style:paragraph-properties fo:margin-left="1.27cm" fo:margin-right="0cm" fo:text-indent="0cm" style:auto-text-indent="false"/>
      <style:text-properties fo:font-weight="bold" style:font-weight-asian="bold" style:font-weight-complex="bold"/>
    </style:style>
    <style:style style:name="P59" style:family="paragraph" style:parent-style-name="Apartado1" style:list-style-name="WW8Num16">
      <style:text-properties fo:font-weight="bold" style:font-weight-asian="bold" style:font-weight-complex="bold"/>
    </style:style>
    <style:style style:name="P60" style:family="paragraph" style:parent-style-name="Tema1">
      <style:paragraph-properties fo:margin-left="1.588cm" fo:margin-right="0cm" fo:text-indent="-0.7cm" style:auto-text-indent="false"/>
    </style:style>
    <style:style style:name="P61" style:family="paragraph" style:parent-style-name="Subtitulo" style:list-style-name="WW8Num16"/>
    <style:style style:name="P62" style:family="paragraph" style:parent-style-name="Standard" style:master-page-name="Standard">
      <style:paragraph-properties fo:margin-left="0.635cm" fo:margin-right="0cm" fo:margin-top="0.212cm" fo:margin-bottom="0.212cm" loext:contextual-spacing="false" fo:orphans="0" fo:widows="0" fo:text-indent="0cm" style:auto-text-indent="false" style:page-number="auto" style:text-autospace="none">
        <style:tab-stops>
          <style:tab-stop style:position="11.751cm" style:type="char" style:char="," style:leader-style="dotted" style:leader-text="."/>
          <style:tab-stop style:position="13.503cm" style:type="char" style:char="," style:leader-style="dotted" style:leader-text="."/>
        </style:tab-stops>
      </style:paragraph-properties>
      <style:text-properties fo:font-size="10pt" fo:font-weight="bold" style:font-size-asian="10pt" style:font-weight-asian="bold" style:font-size-complex="10pt" style:font-weight-complex="bold"/>
    </style:style>
    <style:style style:name="T1" style:family="text">
      <style:text-properties fo:font-style="normal" fo:font-weight="normal" style:font-style-asian="normal" style:font-weight-asian="normal"/>
    </style:style>
    <style:style style:name="T2" style:family="text">
      <style:text-properties fo:font-size="11.5pt" fo:font-style="normal" fo:font-weight="normal" style:font-size-asian="11.5pt" style:font-style-asian="normal" style:font-weight-asian="normal" style:font-size-complex="11.5pt"/>
    </style:style>
    <style:style style:name="T3" style:family="text">
      <style:text-properties fo:font-size="11.5pt" fo:font-style="normal" fo:font-weight="normal" officeooo:rsid="000f6299" style:font-size-asian="11.5pt" style:font-style-asian="normal" style:font-weight-asian="normal" style:font-size-complex="11.5pt"/>
    </style:style>
    <style:style style:name="T4" style:family="text">
      <style:text-properties fo:font-size="11.5pt" fo:font-style="normal" fo:font-weight="normal" officeooo:rsid="0010507e" style:font-size-asian="11.5pt" style:font-style-asian="normal" style:font-weight-asian="normal" style:font-size-complex="11.5pt"/>
    </style:style>
    <style:style style:name="T5" style:family="text">
      <style:text-properties fo:font-weight="bold" style:font-weight-asian="bold" style:font-weight-complex="bold"/>
    </style:style>
    <style:style style:name="T6" style:family="text">
      <style:text-properties style:font-name="Courier New" fo:font-weight="bold" style:font-weight-asian="bold" style:font-name-complex="Courier New" style:font-weight-complex="bold"/>
    </style:style>
    <style:style style:name="T7" style:family="text">
      <style:text-properties fo:color="#0000ff"/>
    </style:style>
    <style:style style:name="T8" style:family="text">
      <style:text-properties fo:color="#0000ff" style:font-name="Courier New" fo:font-weight="bold" style:font-weight-asian="bold" style:font-name-complex="Courier New" style:font-weight-complex="bold"/>
    </style:style>
    <style:style style:name="T9" style:family="text">
      <style:text-properties style:font-name="CourierNewPSMT" style:font-name-complex="CourierNewPSMT"/>
    </style:style>
    <style:style style:name="T10" style:family="text">
      <style:text-properties fo:color="#000000"/>
    </style:style>
    <style:style style:name="T11" style:family="text">
      <style:text-properties fo:color="#000000" style:font-name="CourierNewPSMT" style:font-name-complex="CourierNewPSMT"/>
    </style:style>
    <style:style style:name="T12" style:family="text">
      <style:text-properties fo:color="#000000" style:font-name="Arial" style:font-name-complex="Arial"/>
    </style:style>
    <style:style style:name="T13" style:family="text">
      <style:text-properties fo:color="#000000" style:font-name="Arial" fo:font-size="10pt" style:font-size-asian="10pt" style:font-name-complex="Arial" style:font-size-complex="10pt"/>
    </style:style>
    <style:style style:name="T14" style:family="text">
      <style:text-properties fo:color="#000000" style:font-name="Courier New" fo:font-weight="bold" style:font-weight-asian="bold" style:font-name-complex="Courier New" style:font-weight-complex="bold"/>
    </style:style>
    <style:style style:name="T15" style:family="text">
      <style:text-properties fo:color="#6442af"/>
    </style:style>
    <style:style style:name="T16" style:family="text">
      <style:text-properties fo:color="#6442af" style:font-name="Arial-BoldMT" fo:font-weight="bold" style:font-weight-asian="bold" style:font-name-complex="Arial-BoldMT" style:font-weight-complex="bold"/>
    </style:style>
    <style:style style:name="T17" style:family="text">
      <style:text-properties fo:color="#6442af" style:font-name="Arial-BoldMT" fo:font-size="10pt" fo:font-weight="bold" style:font-size-asian="10pt" style:font-weight-asian="bold" style:font-name-complex="Arial-BoldMT" style:font-size-complex="10pt" style:font-weight-complex="bold"/>
    </style:style>
    <style:style style:name="T18" style:family="text">
      <style:text-properties fo:color="#6442af" style:font-name="Courier New" fo:font-weight="bold" style:font-weight-asian="bold" style:font-name-complex="Courier New" style:font-weight-complex="bold"/>
    </style:style>
    <style:style style:name="T19" style:family="text">
      <style:text-properties fo:color="#6442af" style:font-name="BerlinSansFB-Bold" fo:font-weight="bold" style:font-weight-asian="bold" style:font-name-complex="BerlinSansFB-Bold" style:font-weight-complex="bold"/>
    </style:style>
    <style:style style:name="T20" style:family="text">
      <style:text-properties fo:font-style="italic" style:font-style-asian="italic" style:font-style-complex="italic"/>
    </style:style>
    <style:style style:name="T21" style:family="text">
      <style:text-properties fo:color="#03ac17" style:font-name="Arial" fo:font-style="italic" fo:font-weight="bold" style:font-style-asian="italic" style:font-weight-asian="bold" style:font-name-complex="Arial" style:font-style-complex="italic" style:font-weight-complex="bold"/>
    </style:style>
    <style:style style:name="T22" style:family="text">
      <style:text-properties fo:color="#03ac17" fo:font-style="italic" fo:font-weight="bold" style:font-style-asian="italic" style:font-weight-asian="bold" style:font-style-complex="italic" style:font-weight-complex="bold"/>
    </style:style>
    <style:style style:name="T23" style:family="text">
      <style:text-properties fo:color="#03ac17" style:font-name="Courier New" fo:font-style="italic" fo:font-weight="bold" style:font-style-asian="italic" style:font-weight-asian="bold" style:font-name-complex="Courier New" style:font-style-complex="italic" style:font-weight-complex="bold"/>
    </style:style>
    <style:style style:name="T24" style:family="text">
      <style:text-properties style:font-name="Wingdings"/>
    </style:style>
    <style:style style:name="T25" style:family="text">
      <style:text-properties fo:color="#008100" style:font-name="BerlinSansFB-Reg" style:font-name-complex="BerlinSansFB-Reg"/>
    </style:style>
    <style:style style:name="T26" style:family="text">
      <style:text-properties fo:text-transform="uppercase" style:font-size-complex="11pt"/>
    </style:style>
    <style:style style:name="T27" style:family="text">
      <style:text-properties style:font-name-asian="CourierNewPSMT"/>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5.009cm, 0cm, 5.138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P5">UF1-NF3 Altres tipus de dades<text:tab/><text:tab/><text:tab/> h.</text:p>
      <text:p text:style-name="P6">4.1 <text:s text:c="9"/>Registres (estructuras)<text:tab/> h.</text:p>
      <text:p text:style-name="P4"><text:s text:c="21"/>4.2 <text:s text:c="10"/>Tipus enumerats<text:tab/> h.</text:p>
      <text:p text:style-name="P6">4.3 <text:s text:c="9"/>Exercicis<text:tab/> h.</text:p>
      <text:p text:style-name="Standard"/>
      <text:list xml:id="list7542993344602965877" text:style-name="WW8Num1">
        <text:list-header>
          <text:p text:style-name="P60">UF1-NF3 Estructuras</text:p>
        </text:list-header>
      </text:list>
      <text:p text:style-name="P50">Además de las tablas, existen estos otros tipos de datos estructurados:</text:p>
      <text:p text:style-name="P50">Registros (tuplas o estructuras)</text:p>
      <text:p text:style-name="P50">Enumerados</text:p>
      <text:p text:style-name="Apartado1">Definidos por el propio usuario</text:p>
      <text:list xml:id="list8624184567963025885" text:style-name="WW8Num16">
        <text:list-item>
          <text:list>
            <text:list-item>
              <text:h text:style-name="P61" text:outline-level="2">Registros</text:h>
            </text:list-item>
          </text:list>
        </text:list-item>
      </text:list>
      <text:p text:style-name="Apartado1">Es una variable compuesta por un conjunto de elementos (campos, atributos o miembros) que pueden ser de diferentes tipos.</text:p>
      <text:list xml:id="list193114384464108" text:continue-numbering="true" text:style-name="WW8Num16">
        <text:list-item>
          <text:list>
            <text:list-item>
              <text:list>
                <text:list-item>
                  <text:p text:style-name="P59">Declaración</text:p>
                </text:list-item>
              </text:list>
            </text:list-item>
          </text:list>
        </text:list-item>
      </text:list>
      <text:p text:style-name="P48">en pseudocódigo:</text:p>
      <text:p text:style-name="P51">nom_registro: registro{</text:p>
      <text:p text:style-name="P52">elem_1:<text:tab/>tipo</text:p>
      <text:p text:style-name="P52">elem_2:<text:tab/>tipo</text:p>
      <text:p text:style-name="P52">...</text:p>
      <text:p text:style-name="P52">elem_n:<text:tab/>tipo</text:p>
      <text:p text:style-name="P53">}</text:p>
      <text:p text:style-name="P49">Ejemplo:</text:p>
      <text:p text:style-name="P51">empleado: registro{</text:p>
      <text:p text:style-name="P52">nombre:<text:tab/>tabla[1..20] de caracteres</text:p>
      <text:p text:style-name="P52">direccion:<text:tab/>tabla[1..30] de caracteres</text:p>
      <text:p text:style-name="P52">telefono:<text:tab/>entero</text:p>
      <text:p text:style-name="P52">sueldo:<text:tab/>real</text:p>
      <text:p text:style-name="P53">}</text:p>
      <text:p text:style-name="P48">Declaración en C:</text:p>
      <text:p text:style-name="P10">En C el uso de registros o estructuras tiene varias posibilidades. Por ejemplo:</text:p>
      <text:p text:style-name="P7"><text:span text:style-name="T8">struct </text:span><text:span text:style-name="T11">persona{</text:span></text:p>
      <text:p text:style-name="P22"><text:span text:style-name="T8">char </text:span><text:span text:style-name="T11">nombre[25];</text:span></text:p>
      <text:p text:style-name="P22"><text:span text:style-name="T8">char </text:span><text:span text:style-name="T11">apellidos[50];</text:span></text:p>
      <text:p text:style-name="P22"><text:span text:style-name="T8">char </text:span><text:span text:style-name="T11">dni[10];</text:span></text:p>
      <text:p text:style-name="P22"><text:span text:style-name="T8">int </text:span><text:span text:style-name="T11">edad</text:span><text:span text:style-name="T8">;</text:span></text:p>
      <text:p text:style-name="P14">};</text:p>
      <text:p text:style-name="P11">Esa instrucción define un tipo de estructura, pero no declara variable alguna. Las variables de estructura se definen así:</text:p>
      <text:p text:style-name="P7"><text:span text:style-name="T8">struct </text:span><text:span text:style-name="T11">persona pepe;</text:span></text:p>
      <text:p text:style-name="P8"><text:span text:style-name="T16">pepe </text:span><text:span text:style-name="T12">es una variable de tipo </text:span><text:span text:style-name="T16">persona. </text:span><text:span text:style-name="T12">La definición de la estructura se suele hacer en la zona global (antes del </text:span><text:span text:style-name="T16">main) </text:span><text:span text:style-name="T12">para que sea accesible a cualquier función del programa.</text:span></text:p>
      <text:p text:style-name="P48"/>
      <text:list xml:id="list193112744294793" text:continue-numbering="true" text:style-name="WW8Num16">
        <text:list-item>
          <text:list>
            <text:list-item>
              <text:list>
                <text:list-item>
                  <text:p text:style-name="P59">Tipos de datos definidos por el propio usuario</text:p>
                </text:list-item>
              </text:list>
            </text:list-item>
          </text:list>
        </text:list-item>
      </text:list>
      <text:p text:style-name="Apartado1">El usuario puede definir nuevos nombres para los tipos de datos existentes, mediante la palabra <text:span text:style-name="T5">tipo</text:span>:</text:p>
      <text:p text:style-name="Apartado1">tipo<text:tab/><text:tab/>vector: tabla[1..10] de enteros</text:p>
      <text:p text:style-name="Apartado1">El tipo de dato ‘vector’ se puede utilizar como una tabla de enteros.</text:p>
      <text:p text:style-name="P48">En lenguaje C:</text:p>
      <text:p text:style-name="P28"><text:soft-page-break/>typedef</text:p>
      <text:p text:style-name="P33">Una forma mucho más interesante de utilizar estructuras, consiste en declararlas como definición de tipos. El ejemplo anterior podría utilizarse de esta forma:</text:p>
      <text:p text:style-name="P31"><text:span text:style-name="T18">struct </text:span><text:span text:style-name="T11">persona{</text:span></text:p>
      <text:p text:style-name="P39"><text:span text:style-name="T18">char </text:span><text:span text:style-name="T11">nombre[25];</text:span></text:p>
      <text:p text:style-name="P39"><text:span text:style-name="T18">char </text:span><text:span text:style-name="T11">apellidos[50];</text:span></text:p>
      <text:p text:style-name="P39"><text:span text:style-name="T18">char </text:span><text:span text:style-name="T11">dni[10];</text:span></text:p>
      <text:p text:style-name="P40"><text:span text:style-name="T18">int </text:span><text:span text:style-name="T11">edad</text:span><text:span text:style-name="T18">;</text:span></text:p>
      <text:p text:style-name="P29">};</text:p>
      <text:p text:style-name="P32"><text:span text:style-name="T18">typedef struct </text:span><text:span text:style-name="T11">persona </text:span><text:span text:style-name="T14">Persona</text:span><text:span text:style-name="T11">;</text:span></text:p>
      <text:p text:style-name="P33">Con esa instrucción acabamos de definir el tipo Persona (a los nombres de tipo se les suele poner la primera letra en mayúsculas). Ese tipo se puede utilizar igual que los propios de C. Es decir:</text:p>
      <text:p text:style-name="P35"><text:span text:style-name="T6">Persona </text:span><text:span text:style-name="T9">pepe;</text:span></text:p>
      <text:p text:style-name="P31"><text:span text:style-name="T16">pepe </text:span><text:span text:style-name="T12">es una variable de tipo Persona. Se puede hacer todo lo anterior de esta forma (definiendo la estructura y creando el tipo a la vez). Ejemplo:</text:span></text:p>
      <text:p text:style-name="P31"><text:span text:style-name="T8">typedef struct</text:span><text:span text:style-name="T11">{</text:span></text:p>
      <text:p text:style-name="P39"><text:span text:style-name="T8">char </text:span><text:span text:style-name="T11">nombre[25];</text:span></text:p>
      <text:p text:style-name="P39"><text:span text:style-name="T8">char </text:span><text:span text:style-name="T11">apellidos[50];</text:span></text:p>
      <text:p text:style-name="P39"><text:span text:style-name="T8">char </text:span><text:span text:style-name="T11">dni[10];</text:span></text:p>
      <text:p text:style-name="P39"><text:span text:style-name="T8">int </text:span><text:span text:style-name="T11">edad</text:span><text:span text:style-name="T8">;</text:span></text:p>
      <text:p text:style-name="P36"><text:span text:style-name="T7">}</text:span><text:span text:style-name="T10">Persona</text:span><text:span text:style-name="T7">;</text:span></text:p>
      <text:p text:style-name="P31"><text:span text:style-name="T12">Así se define directamente el tipo </text:span><text:span text:style-name="T21">Persona</text:span><text:span text:style-name="T16">. </text:span><text:span text:style-name="T12">Otra vez podríamos usar:</text:span></text:p>
      <text:p text:style-name="P35"><text:span text:style-name="T6">Persona </text:span><text:span text:style-name="T9">pepe;</text:span></text:p>
      <text:p text:style-name="P33">Es mucho más aconsejable este método que el anterior.</text:p>
      <text:p text:style-name="P33"/>
      <text:list xml:id="list193113822601121" text:continue-numbering="true" text:style-name="WW8Num16">
        <text:list-item>
          <text:list>
            <text:list-item>
              <text:list>
                <text:list-item>
                  <text:p text:style-name="P59">Acceso a los miembros de un registro</text:p>
                </text:list-item>
              </text:list>
            </text:list-item>
          </text:list>
        </text:list-item>
      </text:list>
      <text:p text:style-name="P19">En pseudocódigo:</text:p>
      <text:p text:style-name="P18">Se realiza con el operador ‘.’ punto.</text:p>
      <text:p text:style-name="P18">Ejemplos:</text:p>
      <text:p text:style-name="P54">empleado.nombre</text:p>
      <text:p text:style-name="P54">empleado.dirección</text:p>
      <text:p text:style-name="P54">empleado.telefono</text:p>
      <text:p text:style-name="P54">empleado.sueldo</text:p>
      <text:p text:style-name="P53">empleado.nombre[1]</text:p>
      <text:p text:style-name="P55">Lectura:<text:tab/>leer(empleado.direccion)</text:p>
      <text:p text:style-name="P56">Escritura:<text:tab/>escribir(empleado.telefono)</text:p>
      <text:p text:style-name="P54">empleado.nombre <text:span text:style-name="T24"></text:span> “Pedro López”</text:p>
      <text:p text:style-name="P54">empleado.telefono <text:span text:style-name="T24"></text:span> 3215678</text:p>
      <text:p text:style-name="P54">Si tenemos las variables <text:span text:style-name="T20">emp1</text:span> y <text:span text:style-name="T20">emp2</text:span> del mismo tipo de registro:</text:p>
      <text:p text:style-name="P53">emp2 <text:span text:style-name="T24"></text:span> emp1</text:p>
      <text:p text:style-name="P19">En lenguaje C:</text:p>
      <text:p text:style-name="P11">Se realiza con el operador punto. Ejemplo:</text:p>
      <text:p text:style-name="P12">strcpy(pepe.nombre,”Pepe”);</text:p>
      <text:p text:style-name="P12">strcpy(pepe.apellidos,"Villegas Varas”);</text:p>
      <text:p text:style-name="P12">pepe.edad=12;</text:p>
      <text:p text:style-name="P54">Si tenemos las variables <text:span text:style-name="T20">pers1</text:span> y <text:span text:style-name="T20">pers2</text:span> del mismo tipo de registro:</text:p>
      <text:p text:style-name="P53">pers2 = pers1;</text:p>
      <text:list xml:id="list193112744920368" text:continue-numbering="true" text:style-name="WW8Num16">
        <text:list-item>
          <text:list>
            <text:list-item>
              <text:list>
                <text:list-item>
                  <text:p text:style-name="P59">Registros anidados</text:p>
                </text:list-item>
              </text:list>
            </text:list-item>
          </text:list>
        </text:list-item>
      </text:list>
      <text:p text:style-name="P19">En pseudocódigo:</text:p>
      <text:p text:style-name="P18"><text:soft-page-break/>Ejemplo:</text:p>
      <text:p text:style-name="P51">tipo direccion: registro{</text:p>
      <text:p text:style-name="P52">calle:<text:tab/>tabla[1..20] de caracteres</text:p>
      <text:p text:style-name="P52">cp:<text:tab/><text:tab/>entero</text:p>
      <text:p text:style-name="P52">poblacion:<text:tab/>tabla[1..20] de caracteres</text:p>
      <text:p text:style-name="P51">}</text:p>
      <text:p text:style-name="P57"/>
      <text:p text:style-name="P51">tipo empleado: registro{</text:p>
      <text:p text:style-name="P52">nombre:<text:tab/>tabla[1..20] de caracteres</text:p>
      <text:p text:style-name="P52">dir:<text:tab/><text:tab/>direccion</text:p>
      <text:p text:style-name="P52">telefono:<text:tab/>entero</text:p>
      <text:p text:style-name="P52">sueldo:<text:tab/>real</text:p>
      <text:p text:style-name="P53">}</text:p>
      <text:p text:style-name="P21">Para acceder al cp del empleado emp1 se debe proceder así:</text:p>
      <text:p text:style-name="P21">emp1.dir.cp</text:p>
      <text:p text:style-name="P20">En lenguaje C:</text:p>
      <text:p text:style-name="P11">Los miembros de una estructura pueden ser variables de estructura.</text:p>
      <text:p text:style-name="P11">Por ejemplo:</text:p>
      <text:p text:style-name="P15">typedef struct{</text:p>
      <text:p text:style-name="P23"><text:span text:style-name="T8">char </text:span><text:span text:style-name="T11">tipoVia;</text:span></text:p>
      <text:p text:style-name="P23"><text:span text:style-name="T8">char </text:span><text:span text:style-name="T11">nombre[50];</text:span></text:p>
      <text:p text:style-name="P23"><text:span text:style-name="T8">int </text:span><text:span text:style-name="T11">numero;</text:span></text:p>
      <text:p text:style-name="P23"><text:span text:style-name="T8">int </text:span><text:span text:style-name="T11">piso;</text:span></text:p>
      <text:p text:style-name="P23"><text:span text:style-name="T8">char </text:span><text:span text:style-name="T11">puerta[10];</text:span></text:p>
      <text:p text:style-name="P8"><text:span text:style-name="T8">} </text:span><text:span text:style-name="T14">Direccion</text:span><text:span text:style-name="T11">;</text:span></text:p>
      <text:p text:style-name="P12"/>
      <text:p text:style-name="P15">typedef struct{</text:p>
      <text:p text:style-name="P23"><text:span text:style-name="T8">char </text:span><text:span text:style-name="T11">nombre[25];</text:span></text:p>
      <text:p text:style-name="P23"><text:span text:style-name="T8">char </text:span><text:span text:style-name="T11">apellidos[50];</text:span></text:p>
      <text:p text:style-name="P23"><text:span text:style-name="T8">int </text:span><text:span text:style-name="T11">edad;</text:span></text:p>
      <text:p text:style-name="P24"><text:span text:style-name="T6">Direccion </text:span><text:span text:style-name="T9">direccion;</text:span></text:p>
      <text:p text:style-name="P8"><text:span text:style-name="T8">} </text:span><text:span text:style-name="T14">Alumno</text:span><text:span text:style-name="T11">;</text:span></text:p>
      <text:p text:style-name="P12"/>
      <text:p text:style-name="P9"><text:span text:style-name="T10">En la definición del tipo de estructura </text:span><text:span text:style-name="T22">Alumno </text:span><text:span text:style-name="T10">se utiliza la variable de estructura direccion. Eso se podría hacer también como:</text:span></text:p>
      <text:p text:style-name="P15">typedef struct{</text:p>
      <text:p text:style-name="P23"><text:span text:style-name="T8">char </text:span><text:span text:style-name="T11">nombre[25];</text:span></text:p>
      <text:p text:style-name="P23"><text:span text:style-name="T8">char </text:span><text:span text:style-name="T11">apellidos[50];</text:span></text:p>
      <text:p text:style-name="P23"><text:span text:style-name="T8">int </text:span><text:span text:style-name="T11">edad;</text:span></text:p>
      <text:p text:style-name="P26">struct{</text:p>
      <text:p text:style-name="P44"><text:span text:style-name="T8">char </text:span><text:span text:style-name="T11">tipoVia;</text:span></text:p>
      <text:p text:style-name="P44"><text:span text:style-name="T8">char </text:span><text:span text:style-name="T11">nombre[50];</text:span></text:p>
      <text:p text:style-name="P44"><text:span text:style-name="T8">int </text:span><text:span text:style-name="T11">numero;</text:span></text:p>
      <text:p text:style-name="P44"><text:span text:style-name="T8">int </text:span><text:span text:style-name="T11">piso;</text:span></text:p>
      <text:p text:style-name="P44"><text:span text:style-name="T8">char </text:span><text:span text:style-name="T11">puerta[10];</text:span></text:p>
      <text:p text:style-name="P23"><text:span text:style-name="T8">} </text:span><text:span text:style-name="T11">direccion;</text:span></text:p>
      <text:p text:style-name="P8"><text:span text:style-name="T8">} </text:span><text:span text:style-name="T14">Alumno</text:span><text:span text:style-name="T11">;</text:span></text:p>
      <text:p text:style-name="P12"/>
      <text:p text:style-name="P8"><text:span text:style-name="T12">Pero es menos recomendable, ya que en el primer modo, se pueden crear variables de tipo </text:span><text:span text:style-name="T21">Direccion </text:span><text:span text:style-name="T12">independientemente de la estructura </text:span><text:span text:style-name="T21">Alumno</text:span><text:span text:style-name="T16">.</text:span></text:p>
      <text:p text:style-name="P11">Si declaramos una variable de tipo Alumno como:</text:p>
      <text:p text:style-name="P13"><text:span text:style-name="T6">Alumno </text:span><text:span text:style-name="T9">pedro;</text:span></text:p>
      <text:p text:style-name="P9"><text:span text:style-name="T10">El acceso por ejemplo al número de la dirección de </text:span><text:span text:style-name="T22">pedro </text:span><text:span text:style-name="T10">se haría:</text:span></text:p>
      <text:p text:style-name="P12">pedro.direccion.numero=7;</text:p>
      <text:p text:style-name="P21"><text:soft-page-break/></text:p>
      <text:list xml:id="list193112783094094" text:continue-numbering="true" text:style-name="WW8Num16">
        <text:list-item>
          <text:list>
            <text:list-item>
              <text:list>
                <text:list-item>
                  <text:p text:style-name="P59">Operaciones con registros</text:p>
                </text:list-item>
              </text:list>
            </text:list-item>
          </text:list>
        </text:list-item>
      </text:list>
      <text:p text:style-name="P17">comparaciones</text:p>
      <text:p text:style-name="P11">Las variables de estructura, no se pueden comparar con los operadores ==, &gt;=, .... En su lugar habrá que comparar cada dato miembro.</text:p>
      <text:p text:style-name="P8"><text:span text:style-name="T25">operador </text:span><text:span text:style-name="T19">sizeof</text:span></text:p>
      <text:p text:style-name="P11">Este operador permite obtener el tamaño en bytes de una estructura. Por ejemplo:</text:p>
      <text:p text:style-name="P8"><text:span text:style-name="T11">printf("\n%d", </text:span><text:span text:style-name="T18">sizeof </text:span><text:span text:style-name="T11">pepe);</text:span></text:p>
      <text:p text:style-name="P8"><text:span text:style-name="T12">En el ejemplo anterior se devuelven los bytes que ocupa en memoria la variable </text:span><text:span text:style-name="T16">pepe.</text:span></text:p>
      <text:p text:style-name="P58"/>
      <text:list xml:id="list193112943058822" text:continue-numbering="true" text:style-name="WW8Num16">
        <text:list-item>
          <text:list>
            <text:list-item>
              <text:list>
                <text:list-item>
                  <text:p text:style-name="P59">Tabla de registros</text:p>
                </text:list-item>
              </text:list>
            </text:list-item>
          </text:list>
        </text:list-item>
      </text:list>
      <text:p text:style-name="P19">En pseudocódigo:</text:p>
      <text:p text:style-name="P18">Los registros pueden formar parte de una tabla. Ejemplo: si tenemos el <text:span text:style-name="T20">tipo</text:span> empleado resultante del anidamiento anterior:</text:p>
      <text:p text:style-name="P18">Plantilla: tabla[1..100] de empleado</text:p>
      <text:p text:style-name="P18">Para referenciar sus campos: <text:tab/>plantilla[5].nombre</text:p>
      <text:p text:style-name="P19">En lenguaje C:</text:p>
      <text:p text:style-name="P11">Se pueden crear arrays de estructuras. Antes hemos definido el siguiente tipo de estructura:</text:p>
      <text:p text:style-name="P15">typedef struct{</text:p>
      <text:p text:style-name="P23"><text:span text:style-name="T8">char </text:span><text:span text:style-name="T11">nombre[25];</text:span></text:p>
      <text:p text:style-name="P23"><text:span text:style-name="T8">char </text:span><text:span text:style-name="T11">apellidos[50];</text:span></text:p>
      <text:p text:style-name="P23"><text:span text:style-name="T8">char </text:span><text:span text:style-name="T11">dni[10];</text:span></text:p>
      <text:p text:style-name="P23"><text:span text:style-name="T8">int </text:span><text:span text:style-name="T11">edad</text:span><text:span text:style-name="T18">;</text:span></text:p>
      <text:p text:style-name="P16"><text:span text:style-name="T7">}</text:span><text:span text:style-name="T10">Persona</text:span><text:span text:style-name="T15">;</text:span></text:p>
      <text:p text:style-name="P11"/>
      <text:p text:style-name="P8"><text:span text:style-name="T12">Tras crear dicho tipo, podemos crear un array de </text:span><text:span text:style-name="T16">Personas </text:span><text:span text:style-name="T12">de esta forma:</text:span></text:p>
      <text:p text:style-name="P13"><text:span text:style-name="T6">Persona </text:span><text:span text:style-name="T9">amigos[15];</text:span></text:p>
      <text:p text:style-name="P11">Para utilizar dicho array:</text:p>
      <text:p text:style-name="P12">amigos[0].nombre="Alfonso";</text:p>
      <text:p text:style-name="P12">amigos[0].edad=25;</text:p>
      <text:p text:style-name="P12">amigos[1].nombre="Ana";</text:p>
      <text:p text:style-name="P12">amigos[1].edad=31;</text:p>
      <text:p text:style-name="P12">puts(amigos[1].nombre);</text:p>
      <text:p text:style-name="P18"/>
      <text:list xml:id="list193113909896806" text:continue-numbering="true" text:style-name="WW8Num16">
        <text:list-item>
          <text:list>
            <text:list-item>
              <text:list>
                <text:list-item>
                  <text:p text:style-name="P59">Paso de parámetros (registros)</text:p>
                </text:list-item>
              </text:list>
            </text:list-item>
          </text:list>
        </text:list-item>
      </text:list>
      <text:p text:style-name="P18">Se puede pasar como parámetro un campo de un registro, un registro entero, una tabla de registros, etc. El paso de este tipo de parámetros cumple los mismos requisitos que los estudiados anteriormente.</text:p>
      <text:p text:style-name="P19">En lenguaje C:</text:p>
      <text:p text:style-name="P18">El paso de un struct como parámetro puede realizarse por valor o por referencia. En el caso de paso por referencia:</text:p>
      <text:p text:style-name="P11">La forma de pasar estructuras por referencia es utilizar punteros (al igual que en el caso de cualquier otra variable). Así el formato de la función sería:</text:p>
      <text:p text:style-name="P8"><text:span text:style-name="T8">void </text:span><text:span text:style-name="T11">subirEdad2</text:span><text:span text:style-name="T8">(</text:span><text:span text:style-name="T14">Persona </text:span><text:span text:style-name="T8">*</text:span><text:span text:style-name="T11">ptrPers</text:span><text:span text:style-name="T8">){</text:span></text:p>
      <text:p text:style-name="P25">ptrPers-&gt;edad++;<text:tab/><text:tab/>// O bien (*ptrPers).edad++;</text:p>
      <text:p text:style-name="P15"><text:soft-page-break/>}</text:p>
      <text:p text:style-name="P11">Y la llamada se haría:</text:p>
      <text:p text:style-name="P12">subirEdad2(&amp;pedro);</text:p>
      <text:p text:style-name="P8"><text:span text:style-name="T11">printf("%d",pedro.edad); </text:span><text:span text:style-name="T23">/* Sale un año más */</text:span></text:p>
      <text:list xml:id="list193114441688752" text:continue-numbering="true" text:style-name="WW8Num16">
        <text:list-item>
          <text:list>
            <text:list-item>
              <text:h text:style-name="P61" text:outline-level="2">Tipos enumerados</text:h>
            </text:list-item>
          </text:list>
        </text:list-item>
      </text:list>
      <text:p text:style-name="P27">Una enumeración es una estructura de constantes numéricas enteras cuyos nombres especifican todo el rango de valores que dicha estructura puede tener.<text:span text:style-name="T13"> Las enumeraciones son otro tipo definido por el usuario que sirve para definir un conjunto entero de </text:span><text:span text:style-name="T17">constantes de enumeración. </text:span><text:span text:style-name="T13">Las constantes de enumeración son identificadores (que se suelen poner en mayúsculas) asociados a números enteros.</text:span></text:p>
      <text:p text:style-name="P18"/>
      <text:p text:style-name="P18">Ejemplo:</text:p>
      <text:p text:style-name="P18">enum<text:tab/>color {<text:span text:style-name="T26">rojo, naranja, amarillo, verde, azul, violeta</text:span>}</text:p>
      <text:p text:style-name="P18">Internamente los valores que toma la variable son enteros, de forma que <text:span text:style-name="T26">rojo </text:span>sería 1, <text:span text:style-name="T26">naranja</text:span> 2, etc.</text:p>
      <text:p text:style-name="P33">Gracias a las enumeraciones se pueden utilizar tipos de datos que aportan una mayor claridad en el código.</text:p>
      <text:p text:style-name="P33"/>
      <text:p text:style-name="P34">En lenguaje C:</text:p>
      <text:p text:style-name="P33">Ejemplo:</text:p>
      <text:p text:style-name="P31"><text:span text:style-name="T8">enum </text:span><text:span text:style-name="T11">meses</text:span><text:span text:style-name="T8">{</text:span><text:span text:style-name="T11">ENE, FEB, MAR, ABR, MAY, JUN, JUL, AGO, SEP, OCT, NOV, DIC</text:span><text:span text:style-name="T8">};</text:span></text:p>
      <text:p text:style-name="P33">Las constantes de enumeración (de ENE a DIC) tomarán valores de 0 a 11. Si deseáramos que tomarán valores de 1 a 12:</text:p>
      <text:p text:style-name="P31"><text:span text:style-name="T8">enum </text:span><text:span text:style-name="T11">meses</text:span><text:span text:style-name="T8">{</text:span><text:span text:style-name="T11">ENE=1, FEB, MAR, ABR, MAY, JUN, JUL, AGO,SEP, OCT,NOV, DIC</text:span><text:span text:style-name="T8">};</text:span></text:p>
      <text:p text:style-name="P33">Para declarar una variable de tipo enum se haría:</text:p>
      <text:p text:style-name="P31"><text:span text:style-name="T8">enum </text:span><text:span text:style-name="T11">meses m1;</text:span></text:p>
      <text:p text:style-name="P31"><text:span text:style-name="T12">También se puede utilizar </text:span><text:span text:style-name="T16">typedef</text:span><text:span text:style-name="T12">, para definir un tipo propio. De hecho se suele utilizar más:</text:span></text:p>
      <text:p text:style-name="P37">typedef enum {</text:p>
      <text:p text:style-name="P41">ENE=1, FEB, MAR, ABR, MAY, JUN, JUL, AGO,SEP, OCT, NOV, DIC</text:p>
      <text:p text:style-name="P36"><text:span text:style-name="T7">}</text:span><text:span text:style-name="T10">Meses</text:span><text:span text:style-name="T15">;</text:span></text:p>
      <text:p text:style-name="P30">...</text:p>
      <text:p text:style-name="P31"><text:span text:style-name="T14">Meses </text:span><text:span text:style-name="T11">m1</text:span><text:span text:style-name="T18">;</text:span></text:p>
      <text:p text:style-name="P33">Después se pueden utilizar las constantes definidas para asignar valores a la variable de enumeración:</text:p>
      <text:p text:style-name="P31"><text:span text:style-name="T11">m1=JUL; </text:span><text:span text:style-name="T23">/* Es lo mismo que m1=7 */</text:span></text:p>
      <text:p text:style-name="P33">Ejemplo completo de uso de enum:</text:p>
      <text:p text:style-name="P37">typedef enum{</text:p>
      <text:p text:style-name="P41">ESI1, ESI2, ASI1, ASI2, DAI1, DAI2</text:p>
      <text:p text:style-name="P32"><text:span text:style-name="T8">}</text:span><text:span text:style-name="T14">Clases</text:span><text:span text:style-name="T11">;</text:span></text:p>
      <text:p text:style-name="P32"><text:span text:style-name="T8">int </text:span><text:span text:style-name="T11">main</text:span><text:span text:style-name="T8">(){</text:span></text:p>
      <text:p text:style-name="P42">Clases c1;</text:p>
      <text:p text:style-name="P39"><text:span text:style-name="T8">char *</text:span><text:span text:style-name="T11">nombreClases</text:span><text:span text:style-name="T8">[]</text:span><text:span text:style-name="T11">=</text:span><text:span text:style-name="T8">{<text:tab/></text:span><text:span text:style-name="T11">"Primero de ESI",</text:span></text:p>
      <text:p text:style-name="P45">"Segundo de ESI",</text:p>
      <text:p text:style-name="P45"><text:span text:style-name="T27">“</text:span>Primero de ASI",</text:p>
      <text:p text:style-name="P45">"Segundo de ASI",</text:p>
      <text:p text:style-name="P45">"Primero de DAI",</text:p>
      <text:p text:style-name="P45">"Segundo de DAI"</text:p>
      <text:p text:style-name="P46">};</text:p>
      <text:p text:style-name="P39"><text:span text:style-name="T8">int </text:span><text:span text:style-name="T11">i;</text:span></text:p>
      <text:p text:style-name="P40"><text:span text:style-name="T8">for(</text:span><text:span text:style-name="T11">i=ESI1;i&lt;=DAI2;i++</text:span><text:span text:style-name="T8">){</text:span></text:p>
      <text:p text:style-name="P47"><text:soft-page-break/>puts(nombreClases[i]);</text:p>
      <text:p text:style-name="P43">}</text:p>
      <text:p text:style-name="P38">}</text:p>
      <text:p text:style-name="P33">Ese bucle, muestra los nombres de todas las clases. Ese listado se podía hacer sin enumeraciones, pero el código es así mucho más claro.</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NewPSMT" svg:font-family="CourierNewPSMT" style:font-family-generic="roman"/>
    <style:font-face style:name="Arial-BoldMT" svg:font-family="Arial-BoldMT" style:font-family-generic="swiss"/>
    <style:font-face style:name="BerlinSansFB-Bold" svg:font-family="BerlinSansFB-Bold" style:font-family-generic="swiss"/>
    <style:font-face style:name="BerlinSansFB-Reg" svg:font-family="BerlinSansFB-Reg"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ca"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cm" fo:margin-bottom="0.423cm" loext:contextual-spacing="false" fo:keep-with-next="always"/>
      <style:text-properties fo:font-size="18pt" style:font-size-asian="18pt"/>
    </style:style>
    <style:style style:name="Heading_20_3" style:display-name="Heading 3" style:family="paragraph" style:parent-style-name="Standard" style:next-style-name="Standard" style:class="text">
      <style:paragraph-properties fo:margin-top="0cm" fo:margin-bottom="0.423cm" loext:contextual-spacing="false" fo:keep-with-next="always"/>
      <style:text-properties fo:font-size="20pt" style:font-size-asian="20pt"/>
    </style:style>
    <style:style style:name="Heading_20_4" style:display-name="Heading 4" style:family="paragraph" style:parent-style-name="Standard" style:next-style-name="Standard" style:class="text">
      <style:paragraph-properties fo:keep-with-next="always"/>
      <style:text-properties fo:font-size="14pt" style:font-size-asian="14pt"/>
    </style:style>
    <style:style style:name="Heading_20_5" style:display-name="Heading 5" style:family="paragraph" style:parent-style-name="Standard" style:next-style-name="Standard" style:class="text">
      <style:paragraph-properties fo:line-height="150%" fo:padding-left="0.141cm" fo:padding-right="0.141cm" fo:padding-top="0.035cm" fo:padding-bottom="0.035cm" fo:border="0.51pt solid #000000" fo:keep-with-next="always"/>
      <style:text-properties fo:font-size="14pt" style:font-size-asian="14pt"/>
    </style:style>
    <style:style style:name="Heading_20_6" style:display-name="Heading 6" style:family="paragraph" style:parent-style-name="Standard" style:next-style-name="Standard" style:class="text">
      <style:paragraph-properties fo:keep-with-next="always"/>
      <style:text-properties fo:font-size="10pt" fo:font-weight="bold" style:font-size-asian="10pt" style:font-weight-asian="bold" style:font-weight-complex="bold"/>
    </style:style>
    <style:style style:name="Heading_20_7" style:display-name="Heading 7" style:family="paragraph" style:parent-style-name="Standard" style:next-style-name="Standard" style:class="text">
      <style:paragraph-properties fo:text-align="center" style:justify-single-word="false" fo:keep-with-next="always"/>
      <style:text-properties fo:font-size="10pt" fo:font-weight="bold" style:font-size-asian="10pt" style:font-weight-asian="bold" style:font-weight-complex="bold"/>
    </style:style>
    <style:style style:name="Apartado1" style:family="paragraph" style:parent-style-name="Standard">
      <style:paragraph-properties fo:margin-left="1.7cm" fo:margin-right="0cm" fo:margin-top="0cm" fo:margin-bottom="0.212cm" loext:contextual-spacing="false" fo:text-align="justify" style:justify-single-word="false" fo:text-indent="0cm" style:auto-text-indent="false"/>
      <style:text-properties fo:font-size="11pt" style:font-size-asian="11pt"/>
    </style:style>
    <style:style style:name="Tema" style:family="paragraph" style:parent-style-name="Standard">
      <style:text-properties fo:font-size="20pt" style:text-underline-style="solid" style:text-underline-width="auto" style:text-underline-color="font-color" fo:font-weight="bold" style:font-size-asian="20pt" style:font-weight-asian="bold"/>
    </style:style>
    <style:style style:name="Tema1" style:family="paragraph" style:parent-style-name="Tema" style:list-style-name="WW8Num1">
      <style:paragraph-properties fo:margin-top="0cm" fo:margin-bottom="0.423cm" loext:contextual-spacing="false" fo:break-before="page" fo:padding-left="0.141cm" fo:padding-right="0.141cm" fo:padding-top="0.035cm" fo:padding-bottom="0.035cm" fo:border="0.51pt solid #000000"/>
      <style:text-properties style:text-underline-style="none"/>
    </style:style>
    <style:style style:name="Subtitulo" style:family="paragraph" style:parent-style-name="Standard" style:default-outline-level="2">
      <style:paragraph-properties fo:margin-top="0cm" fo:margin-bottom="0.212cm" loext:contextual-spacing="false"/>
      <style:text-properties fo:font-size="16pt" style:text-underline-style="solid" style:text-underline-width="auto" style:text-underline-color="font-color" style:font-size-asian="16pt"/>
    </style:style>
    <style:style style:name="Texto_20_independiente_20_2" style:display-name="Texto independiente 2" style:family="paragraph" style:parent-style-name="Standard">
      <style:paragraph-properties fo:margin-top="0cm" fo:margin-bottom="1.058cm" loext:contextual-spacing="false" fo:line-height="150%" fo:text-align="center" style:justify-single-word="false"/>
      <style:text-properties fo:font-size="48pt" style:font-size-asian="48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independiente_20_3" style:display-name="Texto independiente 3" style:family="paragraph" style:parent-style-name="Standard">
      <style:text-properties fo:font-size="10pt" style:font-size-asian="10pt"/>
    </style:style>
    <style:style style:name="Text_20_body_20_indent" style:display-name="Text body indent" style:family="paragraph" style:parent-style-name="Standard" style:class="text">
      <style:paragraph-properties fo:margin-left="0.635cm" fo:margin-right="0cm" fo:text-align="justify" style:justify-single-word="false" fo:text-indent="0cm" style:auto-text-indent="false"/>
    </style:style>
    <style:style style:name="Sangría_20_3_20_de_20_t._20_independiente" style:display-name="Sangría 3 de t. independiente" style:family="paragraph" style:parent-style-name="Standard">
      <style:paragraph-properties fo:margin-left="1.588cm" fo:margin-right="0cm" fo:text-align="justify" style:justify-single-word="false" fo:text-indent="0cm" style:auto-text-indent="false"/>
      <style:text-properties fo:font-size="11pt" style:font-size-asian="11pt"/>
    </style:style>
    <style:style style:name="Sangría_20_2_20_de_20_t._20_independiente" style:display-name="Sangría 2 de t. independiente" style:family="paragraph" style:parent-style-name="Standard">
      <style:paragraph-properties fo:margin-left="0.635cm" fo:margin-right="0cm" fo:text-align="justify" style:justify-single-word="false" fo:text-indent="0cm" style:auto-text-indent="false"/>
      <style:text-properties fo:language="es" fo:country="ES" style:font-size-complex="10pt"/>
    </style:style>
    <style:style style:name="codi" style:family="paragraph" style:parent-style-name="Standard">
      <style:paragraph-properties fo:text-align="justify" style:justify-single-word="false" fo:padding-left="0.141cm" fo:padding-right="0.141cm" fo:padding-top="0.035cm" fo:padding-bottom="0.035cm" fo:border="0.51pt solid #000000"/>
      <style:text-properties style:font-name="Courier New" fo:font-family="'Courier New'" style:font-family-generic="modern" fo:font-size="10pt" fo:language="ca" fo:country="ES" style:font-size-asian="10pt" style:font-name-complex="Courier New" style:font-family-complex="'Courier New'" style:font-family-generic-complex="modern"/>
    </style:style>
    <style:style style:name="Codi" style:family="paragraph" style:parent-style-name="Standard">
      <style:paragraph-properties fo:margin-left="0.63cm" fo:margin-right="0cm" fo:text-align="justify" style:justify-single-word="false" fo:text-indent="0cm" style:auto-text-indent="false" fo:padding-left="0.141cm" fo:padding-right="0.141cm" fo:padding-top="0.035cm" fo:padding-bottom="0.035cm" fo:border="0.51pt solid #000000"/>
      <style:text-properties style:font-name="Courier New" fo:font-family="'Courier New'" style:font-family-generic="modern" fo:font-size="10pt" fo:language="ca" fo:country="ES" style:font-size-asian="10pt" style:font-name-complex="Courier New" style:font-family-complex="'Courier New'" style:font-family-generic-complex="modern"/>
    </style:style>
    <style:style style:name="Normal_20__28_Web_29_" style:display-name="Normal (Web)" style:family="paragraph" style:parent-style-name="Standard">
      <style:paragraph-properties fo:margin-top="0.494cm" fo:margin-bottom="0.494cm" loext:contextual-spacing="false"/>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abecera" style:family="paragraph" style:parent-style-name="Standard">
      <loext:graphic-properties draw:fill="solid" draw:fill-color="#ffffff" draw:opacity="100%"/>
      <style:paragraph-properties fo:margin-top="0.494cm" fo:margin-bottom="0.494cm" loext:contextual-spacing="false" fo:text-align="justify" style:justify-single-word="false" fo:background-color="#ffffff"/>
      <style:text-properties fo:color="#000000" style:font-name-asian="Arial Unicode MS" style:font-family-asian="'Arial Unicode MS'" style:font-family-generic-asian="swiss" style:font-pitch-asian="variable"/>
    </style:style>
    <style:style style:name="indice" style:family="paragraph" style:parent-style-name="Standard">
      <loext:graphic-properties draw:fill="solid" draw:fill-color="#ddffdd" draw:opacity="100%"/>
      <style:paragraph-properties fo:margin-top="0.113cm" fo:margin-bottom="0.494cm" loext:contextual-spacing="false" fo:text-align="justify" style:justify-single-word="false" fo:background-color="#ddffdd" fo:padding-left="0cm" fo:padding-right="0cm" fo:padding-top="0cm" fo:padding-bottom="0.353cm" fo:border="0.51pt solid #0000ff"/>
      <style:text-properties fo:color="#000000" style:font-name-asian="Arial Unicode MS" style:font-family-asian="'Arial Unicode MS'" style:font-family-generic-asian="swiss" style:font-pitch-asian="variable"/>
    </style:style>
    <style:style style:name="principal" style:family="paragraph" style:parent-style-name="Standard">
      <loext:graphic-properties draw:fill="solid" draw:fill-color="#ffffff" draw:opacity="100%"/>
      <style:paragraph-properties fo:margin-left="4.533cm" fo:margin-right="0cm" fo:margin-top="0.494cm" fo:margin-bottom="0cm" loext:contextual-spacing="false" fo:text-align="justify" style:justify-single-word="false" fo:text-indent="0cm" style:auto-text-indent="false" fo:background-color="#ffffff"/>
      <style:text-properties fo:color="#000000" style:font-name-asian="Arial Unicode MS" style:font-family-asian="'Arial Unicode MS'" style:font-family-generic-asian="swiss" style:font-pitch-asian="variable"/>
    </style:style>
    <style:style style:name="barra" style:family="paragraph" style:parent-style-name="Standard">
      <loext:graphic-properties draw:fill="solid" draw:fill-color="#eeeeee" draw:opacity="100%"/>
      <style:paragraph-properties fo:margin-top="0.494cm" fo:margin-bottom="0.494cm" loext:contextual-spacing="false" fo:text-align="center" style:justify-single-word="false" fo:background-color="#eeeeee"/>
      <style:text-properties fo:color="#000000" style:font-name="Arial" fo:font-family="Arial" style:font-family-generic="swiss" style:font-pitch="variable" fo:font-weight="bold" style:font-name-asian="Arial Unicode MS" style:font-family-asian="'Arial Unicode MS'" style:font-family-generic-asian="swiss" style:font-pitch-asian="variable" style:font-weight-asian="bold" style:font-name-complex="Arial" style:font-family-complex="Arial" style:font-family-generic-complex="swiss" style:font-pitch-complex="variable" style:font-weight-complex="bold"/>
    </style:style>
    <style:style style:name="texto" style:family="paragraph" style:parent-style-name="Standard">
      <loext:graphic-properties draw:fill="solid" draw:fill-color="#ffffff" draw:opacity="100%"/>
      <style:paragraph-properties fo:margin-left="0.215cm" fo:margin-right="0.215cm" fo:margin-top="0.494cm" fo:margin-bottom="0cm" loext:contextual-spacing="false" fo:text-align="justify" style:justify-single-word="false" fo:text-indent="0cm" style:auto-text-indent="false" fo:background-color="#ffffff"/>
      <style:text-properties fo:color="#000000" style:font-name-asian="Arial Unicode MS" style:font-family-asian="'Arial Unicode MS'" style:font-family-generic-asian="swiss" style:font-pitch-asian="variable"/>
    </style:style>
    <style:style style:name="pie" style:family="paragraph" style:parent-style-name="Standard">
      <style:paragraph-properties fo:margin-top="0.494cm" fo:margin-bottom="0.494cm" loext:contextual-spacing="false" fo:text-align="justify" style:justify-single-word="false"/>
      <style:text-properties fo:color="#000000" style:font-name-asian="Arial Unicode MS" style:font-family-asian="'Arial Unicode MS'" style:font-family-generic-asian="swiss" style:font-pitch-asian="variable"/>
    </style:style>
    <style:style style:name="copyright" style:family="paragraph" style:parent-style-name="Standard">
      <loext:graphic-properties draw:fill="solid" draw:fill-color="#00cc33" draw:opacity="100%"/>
      <style:paragraph-properties fo:margin-top="0.494cm" fo:margin-bottom="0.494cm" loext:contextual-spacing="false" fo:text-align="end" style:justify-single-word="false" fo:background-color="#00cc33"/>
      <style:text-properties fo:color="#333333" style:font-name="Verdana" fo:font-family="Verdana" style:font-family-generic="swiss" style:font-pitch="variable" fo:font-size="7.5pt" fo:font-style="italic" style:font-name-asian="Arial Unicode MS" style:font-family-asian="'Arial Unicode MS'" style:font-family-generic-asian="swiss" style:font-pitch-asian="variable" style:font-size-asian="7.5pt" style:font-style-asian="italic" style:font-name-complex="Verdana" style:font-family-complex="Verdana" style:font-family-generic-complex="swiss" style:font-pitch-complex="variable" style:font-size-complex="7.5pt" style:font-style-complex="italic"/>
    </style:style>
    <style:style style:name="rojo" style:family="paragraph" style:parent-style-name="Standard">
      <style:paragraph-properties fo:margin-top="0.494cm" fo:margin-bottom="0.494cm" loext:contextual-spacing="false" fo:text-align="justify" style:justify-single-word="false"/>
      <style:text-properties fo:color="#ff0000" style:font-name-asian="Arial Unicode MS" style:font-family-asian="'Arial Unicode MS'" style:font-family-generic-asian="swiss" style:font-pitch-asian="variable"/>
    </style:style>
    <style:style style:name="ejemplo" style:family="paragraph" style:parent-style-name="Standard">
      <loext:graphic-properties draw:fill="solid" draw:fill-color="#eeeeee" draw:opacity="100%"/>
      <style:paragraph-properties fo:margin-top="0.494cm" fo:margin-bottom="0.494cm" loext:contextual-spacing="false" fo:text-align="justify" style:justify-single-word="false" fo:background-color="#eeeeee" fo:padding="0.212cm" fo:border="1.5pt solid #0000ff"/>
      <style:text-properties fo:color="#000099" style:font-name="Courier New" fo:font-family="'Courier New'" style:font-family-generic="modern" fo:font-size="9pt" style:font-name-asian="Arial Unicode MS" style:font-family-asian="'Arial Unicode MS'" style:font-family-generic-asian="swiss" style:font-pitch-asian="variable" style:font-size-asian="9pt" style:font-name-complex="Courier New" style:font-family-complex="'Courier New'" style:font-family-generic-complex="modern" style:font-size-complex="9pt"/>
    </style:style>
    <style:style style:name="sintaxis" style:family="paragraph" style:parent-style-name="Standard">
      <loext:graphic-properties draw:fill="solid" draw:fill-color="#eeeeee" draw:opacity="100%"/>
      <style:paragraph-properties fo:margin-top="0.494cm" fo:margin-bottom="0.494cm" loext:contextual-spacing="false" fo:text-align="justify" style:justify-single-word="false" fo:background-color="#eeeeee" fo:padding="0.212cm" fo:border="1.5pt solid #008000"/>
      <style:text-properties fo:color="#009933" style:font-name="Courier New" fo:font-family="'Courier New'" style:font-family-generic="modern" fo:font-size="9pt" style:font-name-asian="Arial Unicode MS" style:font-family-asian="'Arial Unicode MS'" style:font-family-generic-asian="swiss" style:font-pitch-asian="variable" style:font-size-asian="9pt" style:font-name-complex="Courier New" style:font-family-complex="'Courier New'" style:font-family-generic-complex="modern" style:font-size-complex="9pt"/>
    </style:style>
    <style:style style:name="salida" style:family="paragraph" style:parent-style-name="Standard">
      <loext:graphic-properties draw:fill="solid" draw:fill-color="#eeeeee" draw:opacity="100%"/>
      <style:paragraph-properties fo:margin-top="0.494cm" fo:margin-bottom="0.494cm" loext:contextual-spacing="false" fo:text-align="justify" style:justify-single-word="false" fo:background-color="#eeeeee" fo:padding="0.212cm" fo:border="1.5pt solid #ffff00"/>
      <style:text-properties fo:color="#555500" style:font-name="Courier New" fo:font-family="'Courier New'" style:font-family-generic="modern" fo:font-size="9pt" style:font-name-asian="Arial Unicode MS" style:font-family-asian="'Arial Unicode MS'" style:font-family-generic-asian="swiss" style:font-pitch-asian="variable" style:font-size-asian="9pt" style:font-name-complex="Courier New" style:font-family-complex="'Courier New'" style:font-family-generic-complex="modern"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Puntuació" style:family="text" style:parent-style-name="Fuente_20_de_20_párrafo_20_predeter.">
      <style:text-properties fo:font-size="12pt" fo:letter-spacing="-0.005cm" fo:language="ca" fo:country="ES" fo:font-style="italic" fo:font-weight="bold" style:font-size-asian="12pt" style:font-style-asian="italic" style:font-weight-asian="bold" style:font-style-complex="normal" style:font-weight-complex="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Tema " style:num-suffix="." style:num-format="1">
        <style:list-level-properties text:list-level-position-and-space-mode="label-alignment">
          <style:list-level-label-alignment text:label-followed-by="listtab" text:list-tab-stop-position="4.128cm" fo:text-indent="-0.7cm" fo:margin-left="2.288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6cm" fo:text-indent="-0.965cm" fo:margin-left="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54cm" fo:text-indent="-0.93cm" fo:margin-left="2.2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Tema " style:num-suffix="." style:num-format="1">
        <style:list-level-properties text:list-level-position-and-space-mode="label-alignment">
          <style:list-level-label-alignment text:label-followed-by="listtab" text:list-tab-stop-position="4.128cm" fo:text-indent="-0.7cm" fo:margin-left="2.288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cm" fo:text-indent="-0.965cm" fo:margin-left="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93cm" fo:margin-left="2.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text:start-value="4">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2" style:num-prefix="3." style:num-format="1">
        <style:list-level-properties text:list-level-position-and-space-mode="label-alignment">
          <style:list-level-label-alignment text:label-followed-by="listtab" text:list-tab-stop-position="2.223cm" fo:text-indent="-1.27cm" fo:margin-left="2.223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text:list-tab-stop-position="3.81cm"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text:list-tab-stop-position="5.08cm" fo:text-indent="-2.54cm" fo:margin-left="5.08cm"/>
        </style:list-level-properties>
      </text:list-level-style-number>
      <text:list-level-style-number text:level="6" style:num-format="1" text:display-levels="6">
        <style:list-level-properties text:list-level-position-and-space-mode="label-alignment">
          <style:list-level-label-alignment text:label-followed-by="listtab" text:list-tab-stop-position="5.715cm" fo:text-indent="-2.54cm" fo:margin-left="5.715cm"/>
        </style:list-level-properties>
      </text:list-level-style-number>
      <text:list-level-style-number text:level="7" style:num-format="1" text:display-levels="7">
        <style:list-level-properties text:list-level-position-and-space-mode="label-alignment">
          <style:list-level-label-alignment text:label-followed-by="listtab" text:list-tab-stop-position="6.985cm" fo:text-indent="-3.175cm" fo:margin-left="6.985cm"/>
        </style:list-level-properties>
      </text:list-level-style-number>
      <text:list-level-style-number text:level="8" style:num-format="1" text:display-levels="8">
        <style:list-level-properties text:list-level-position-and-space-mode="label-alignment">
          <style:list-level-label-alignment text:label-followed-by="listtab" text:list-tab-stop-position="8.255cm" fo:text-indent="-3.81cm" fo:margin-left="8.255cm"/>
        </style:list-level-properties>
      </text:list-level-style-number>
      <text:list-level-style-number text:level="9" style:num-format="1" text:display-levels="9">
        <style:list-level-properties text:list-level-position-and-space-mode="label-alignment">
          <style:list-level-label-alignment text:label-followed-by="listtab" text:list-tab-stop-position="8.89cm"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97cm" fo:text-indent="-0.635cm" fo:margin-left="2.9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4.24cm" fo:text-indent="-0.635cm" fo:margin-left="4.2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5.51cm" fo:text-indent="-0.635cm" fo:margin-left="5.5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6.78cm" fo:text-indent="-0.635cm" fo:margin-left="6.7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8.05cm" fo:text-indent="-0.635cm" fo:margin-left="8.0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9.32cm" fo:text-indent="-0.635cm" fo:margin-left="9.3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10.59cm" fo:text-indent="-0.635cm" fo:margin-left="10.5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86cm" fo:text-indent="-0.635cm" fo:margin-left="11.8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3.13cm" fo:text-indent="-0.635cm" fo:margin-left="13.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97cm" fo:text-indent="-0.635cm" fo:margin-left="2.9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4.24cm" fo:text-indent="-0.635cm" fo:margin-left="4.2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5.51cm" fo:text-indent="-0.635cm" fo:margin-left="5.5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78cm" fo:text-indent="-0.635cm" fo:margin-left="6.7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8.05cm" fo:text-indent="-0.635cm" fo:margin-left="8.0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9.32cm" fo:text-indent="-0.635cm" fo:margin-left="9.3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59cm" fo:text-indent="-0.635cm" fo:margin-left="10.5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86cm" fo:text-indent="-0.635cm" fo:margin-left="11.8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3.13cm" fo:text-indent="-0.635cm" fo:margin-left="13.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674cm" fo:text-indent="-0.635cm" fo:margin-left="2.67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44cm" fo:text-indent="-0.318cm" fo:margin-left="3.944cm"/>
        </style:list-level-properties>
      </text:list-level-style-number>
      <text:list-level-style-number text:level="4" style:num-suffix="." style:num-format="1">
        <style:list-level-properties text:list-level-position-and-space-mode="label-alignment">
          <style:list-level-label-alignment text:label-followed-by="listtab" text:list-tab-stop-position="5.214cm" fo:text-indent="-0.635cm" fo:margin-left="5.21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84cm" fo:text-indent="-0.635cm" fo:margin-left="6.48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54cm" fo:text-indent="-0.318cm" fo:margin-left="7.754cm"/>
        </style:list-level-properties>
      </text:list-level-style-number>
      <text:list-level-style-number text:level="7" style:num-suffix="." style:num-format="1">
        <style:list-level-properties text:list-level-position-and-space-mode="label-alignment">
          <style:list-level-label-alignment text:label-followed-by="listtab" text:list-tab-stop-position="9.024cm" fo:text-indent="-0.635cm" fo:margin-left="9.02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94cm" fo:text-indent="-0.635cm" fo:margin-left="10.29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64cm" fo:text-indent="-0.318cm" fo:margin-left="11.5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5.041cm" fo:text-indent="-0.635cm" fo:margin-left="5.041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6.311cm" fo:text-indent="-0.635cm" fo:margin-left="6.31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7.581cm" fo:text-indent="-0.635cm" fo:margin-left="7.581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8.851cm" fo:text-indent="-0.635cm" fo:margin-left="8.851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10.121cm" fo:text-indent="-0.635cm" fo:margin-left="10.121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11.391cm" fo:text-indent="-0.635cm" fo:margin-left="11.391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2.661cm" fo:text-indent="-0.635cm" fo:margin-left="12.661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3.931cm" fo:text-indent="-0.635cm" fo:margin-left="13.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prefix="(" style:num-suffix=")" style:num-format="1">
        <style:list-level-properties text:list-level-position-and-space-mode="label-alignment">
          <style:list-level-label-alignment text:label-followed-by="listtab" text:list-tab-stop-position="2.97cm" fo:text-indent="-0.635cm" fo:margin-left="2.9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6.311cm" fo:text-indent="-0.318cm" fo:margin-left="6.311cm"/>
        </style:list-level-properties>
      </text:list-level-style-number>
      <text:list-level-style-number text:level="4"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0.121cm" fo:text-indent="-0.318cm" fo:margin-left="10.121cm"/>
        </style:list-level-properties>
      </text:list-level-style-number>
      <text:list-level-style-number text:level="7" style:num-suffix="." style:num-format="1">
        <style:list-level-properties text:list-level-position-and-space-mode="label-alignment">
          <style:list-level-label-alignment text:label-followed-by="listtab" text:list-tab-stop-position="11.391cm" fo:text-indent="-0.635cm" fo:margin-left="11.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661cm" fo:text-indent="-0.635cm" fo:margin-left="12.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931cm" fo:text-indent="-0.318cm" fo:margin-left="13.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text:start-value="4">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text:list-tab-stop-position="2.223cm" fo:text-indent="-1.27cm" fo:margin-left="2.223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text:list-tab-stop-position="3.81cm"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text:list-tab-stop-position="5.08cm" fo:text-indent="-2.54cm" fo:margin-left="5.08cm"/>
        </style:list-level-properties>
      </text:list-level-style-number>
      <text:list-level-style-number text:level="6" style:num-format="1" text:display-levels="6">
        <style:list-level-properties text:list-level-position-and-space-mode="label-alignment">
          <style:list-level-label-alignment text:label-followed-by="listtab" text:list-tab-stop-position="5.715cm" fo:text-indent="-2.54cm" fo:margin-left="5.715cm"/>
        </style:list-level-properties>
      </text:list-level-style-number>
      <text:list-level-style-number text:level="7" style:num-format="1" text:display-levels="7">
        <style:list-level-properties text:list-level-position-and-space-mode="label-alignment">
          <style:list-level-label-alignment text:label-followed-by="listtab" text:list-tab-stop-position="6.985cm" fo:text-indent="-3.175cm" fo:margin-left="6.985cm"/>
        </style:list-level-properties>
      </text:list-level-style-number>
      <text:list-level-style-number text:level="8" style:num-format="1" text:display-levels="8">
        <style:list-level-properties text:list-level-position-and-space-mode="label-alignment">
          <style:list-level-label-alignment text:label-followed-by="listtab" text:list-tab-stop-position="8.255cm" fo:text-indent="-3.81cm" fo:margin-left="8.255cm"/>
        </style:list-level-properties>
      </text:list-level-style-number>
      <text:list-level-style-number text:level="9" style:num-format="1" text:display-levels="9">
        <style:list-level-properties text:list-level-position-and-space-mode="label-alignment">
          <style:list-level-label-alignment text:label-followed-by="listtab" text:list-tab-stop-position="8.89cm"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5.041cm" fo:text-indent="-0.635cm" fo:margin-left="5.041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6.311cm" fo:text-indent="-0.635cm" fo:margin-left="6.31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7.581cm" fo:text-indent="-0.635cm" fo:margin-left="7.58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8.851cm" fo:text-indent="-0.635cm" fo:margin-left="8.851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10.121cm" fo:text-indent="-0.635cm" fo:margin-left="10.12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1.391cm" fo:text-indent="-0.635cm" fo:margin-left="11.39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2.661cm" fo:text-indent="-0.635cm" fo:margin-left="12.661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3.931cm" fo:text-indent="-0.635cm" fo:margin-left="13.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805cm" fo:text-indent="-0.635cm" fo:margin-left="3.8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75cm" fo:text-indent="-0.318cm" fo:margin-left="5.075cm"/>
        </style:list-level-properties>
      </text:list-level-style-number>
      <text:list-level-style-number text:level="4" style:num-suffix="." style:num-format="1">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15cm" fo:text-indent="-0.635cm" fo:margin-left="7.6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85cm" fo:text-indent="-0.318cm" fo:margin-left="8.885cm"/>
        </style:list-level-properties>
      </text:list-level-style-number>
      <text:list-level-style-number text:level="7" style:num-suffix="." style:num-format="1">
        <style:list-level-properties text:list-level-position-and-space-mode="label-alignment">
          <style:list-level-label-alignment text:label-followed-by="listtab" text:list-tab-stop-position="10.155cm" fo:text-indent="-0.635cm" fo:margin-left="10.1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25cm" fo:text-indent="-0.635cm" fo:margin-left="11.4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95cm" fo:text-indent="-0.318cm" fo:margin-left="12.6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2.536cm" fo:text-indent="-0.635cm" fo:margin-left="2.536cm"/>
        </style:list-level-properties>
      </text:list-level-style-number>
      <text:list-level-style-number text:level="3" style:num-format="1" text:display-levels="3">
        <style:list-level-properties text:list-level-position-and-space-mode="label-alignment">
          <style:list-level-label-alignment text:label-followed-by="listtab" text:list-tab-stop-position="4.438cm" fo:text-indent="-1.27cm" fo:margin-left="4.438cm"/>
        </style:list-level-properties>
      </text:list-level-style-number>
      <text:list-level-style-number text:level="4" style:num-format="1" text:display-levels="4">
        <style:list-level-properties text:list-level-position-and-space-mode="label-alignment">
          <style:list-level-label-alignment text:label-followed-by="listtab" text:list-tab-stop-position="5.704cm" fo:text-indent="-1.27cm" fo:margin-left="5.704cm"/>
        </style:list-level-properties>
      </text:list-level-style-number>
      <text:list-level-style-number text:level="5" style:num-format="1" text:display-levels="5">
        <style:list-level-properties text:list-level-position-and-space-mode="label-alignment">
          <style:list-level-label-alignment text:label-followed-by="listtab" text:list-tab-stop-position="6.971cm" fo:text-indent="-1.27cm" fo:margin-left="6.971cm"/>
        </style:list-level-properties>
      </text:list-level-style-number>
      <text:list-level-style-number text:level="6" style:num-format="1" text:display-levels="6">
        <style:list-level-properties text:list-level-position-and-space-mode="label-alignment">
          <style:list-level-label-alignment text:label-followed-by="listtab" text:list-tab-stop-position="8.872cm" fo:text-indent="-1.905cm" fo:margin-left="8.872cm"/>
        </style:list-level-properties>
      </text:list-level-style-number>
      <text:list-level-style-number text:level="7" style:num-format="1" text:display-levels="7">
        <style:list-level-properties text:list-level-position-and-space-mode="label-alignment">
          <style:list-level-label-alignment text:label-followed-by="listtab" text:list-tab-stop-position="10.139cm" fo:text-indent="-1.905cm" fo:margin-left="10.139cm"/>
        </style:list-level-properties>
      </text:list-level-style-number>
      <text:list-level-style-number text:level="8" style:num-format="1" text:display-levels="8">
        <style:list-level-properties text:list-level-position-and-space-mode="label-alignment">
          <style:list-level-label-alignment text:label-followed-by="listtab" text:list-tab-stop-position="12.04cm" fo:text-indent="-2.54cm" fo:margin-left="12.04cm"/>
        </style:list-level-properties>
      </text:list-level-style-number>
      <text:list-level-style-number text:level="9" style:num-format="1" text:display-levels="9">
        <style:list-level-properties text:list-level-position-and-space-mode="label-alignment">
          <style:list-level-label-alignment text:label-followed-by="listtab" text:list-tab-stop-position="13.307cm" fo:text-indent="-2.54cm" fo:margin-left="13.30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cm" fo:text-indent="-0.965cm" fo:margin-left="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93cm" fo:margin-left="2.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1" text:start-value="4">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text:list-tab-stop-position="3.81cm"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text:list-tab-stop-position="5.08cm" fo:text-indent="-2.54cm" fo:margin-left="5.08cm"/>
        </style:list-level-properties>
      </text:list-level-style-number>
      <text:list-level-style-number text:level="6" style:num-format="1" text:display-levels="6">
        <style:list-level-properties text:list-level-position-and-space-mode="label-alignment">
          <style:list-level-label-alignment text:label-followed-by="listtab" text:list-tab-stop-position="5.715cm" fo:text-indent="-2.54cm" fo:margin-left="5.715cm"/>
        </style:list-level-properties>
      </text:list-level-style-number>
      <text:list-level-style-number text:level="7" style:num-format="1" text:display-levels="7">
        <style:list-level-properties text:list-level-position-and-space-mode="label-alignment">
          <style:list-level-label-alignment text:label-followed-by="listtab" text:list-tab-stop-position="6.985cm" fo:text-indent="-3.175cm" fo:margin-left="6.985cm"/>
        </style:list-level-properties>
      </text:list-level-style-number>
      <text:list-level-style-number text:level="8" style:num-format="1" text:display-levels="8">
        <style:list-level-properties text:list-level-position-and-space-mode="label-alignment">
          <style:list-level-label-alignment text:label-followed-by="listtab" text:list-tab-stop-position="8.255cm" fo:text-indent="-3.81cm" fo:margin-left="8.255cm"/>
        </style:list-level-properties>
      </text:list-level-style-number>
      <text:list-level-style-number text:level="9" style:num-format="1" text:display-levels="9">
        <style:list-level-properties text:list-level-position-and-space-mode="label-alignment">
          <style:list-level-label-alignment text:label-followed-by="listtab" text:list-tab-stop-position="8.89cm"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1" text:start-value="4">
        <style:list-level-properties text:list-level-position-and-space-mode="label-alignment">
          <style:list-level-label-alignment text:label-followed-by="listtab" text:list-tab-stop-position="0.714cm" fo:text-indent="-0.714cm" fo:margin-left="0.714cm"/>
        </style:list-level-properties>
      </text:list-level-style-number>
      <text:list-level-style-number text:level="2" style:num-prefix="3." style:num-format="1">
        <style:list-level-properties text:list-level-position-and-space-mode="label-alignment">
          <style:list-level-label-alignment text:label-followed-by="listtab" text:list-tab-stop-position="2.223cm" fo:text-indent="-1.27cm" fo:margin-left="2.223cm"/>
        </style:list-level-properties>
      </text:list-level-style-number>
      <text:list-level-style-number text:level="3" style:num-prefix="3."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text:list-tab-stop-position="3.81cm"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text:list-tab-stop-position="5.08cm" fo:text-indent="-2.54cm" fo:margin-left="5.08cm"/>
        </style:list-level-properties>
      </text:list-level-style-number>
      <text:list-level-style-number text:level="6" style:num-format="1" text:display-levels="6">
        <style:list-level-properties text:list-level-position-and-space-mode="label-alignment">
          <style:list-level-label-alignment text:label-followed-by="listtab" text:list-tab-stop-position="5.715cm" fo:text-indent="-2.54cm" fo:margin-left="5.715cm"/>
        </style:list-level-properties>
      </text:list-level-style-number>
      <text:list-level-style-number text:level="7" style:num-format="1" text:display-levels="7">
        <style:list-level-properties text:list-level-position-and-space-mode="label-alignment">
          <style:list-level-label-alignment text:label-followed-by="listtab" text:list-tab-stop-position="6.985cm" fo:text-indent="-3.175cm" fo:margin-left="6.985cm"/>
        </style:list-level-properties>
      </text:list-level-style-number>
      <text:list-level-style-number text:level="8" style:num-format="1" text:display-levels="8">
        <style:list-level-properties text:list-level-position-and-space-mode="label-alignment">
          <style:list-level-label-alignment text:label-followed-by="listtab" text:list-tab-stop-position="8.255cm" fo:text-indent="-3.81cm" fo:margin-left="8.255cm"/>
        </style:list-level-properties>
      </text:list-level-style-number>
      <text:list-level-style-number text:level="9" style:num-format="1" text:display-levels="9">
        <style:list-level-properties text:list-level-position-and-space-mode="label-alignment">
          <style:list-level-label-alignment text:label-followed-by="listtab" text:list-tab-stop-position="8.89cm"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5.02cm" table:align="left" style:writing-mode="lr-tb"/>
    </style:style>
    <style:style style:name="Tabla1.A" style:family="table-column">
      <style:table-column-properties style:column-width="10.502cm"/>
    </style:style>
    <style:style style:name="Tabla1.B" style:family="table-column">
      <style:table-column-properties style:column-width="4.517cm"/>
    </style:style>
    <style:style style:name="Tabla1.1" style:family="table-row">
      <style:table-row-properties fo:keep-together="always"/>
    </style:style>
    <style:style style:name="Tabla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B1" style:family="table-cell">
      <style:table-cell-properties style:vertical-align="top" fo:padding-left="0.123cm" fo:padding-right="0.123cm" fo:padding-top="0cm" fo:padding-bottom="0cm" fo:border-left="0.5pt solid #000000" fo:border-right="0.5pt solid #000000" fo:border-top="0.5pt solid #000000" fo:border-bottom="0.5pt solid #ffffff" style:writing-mode="lr-tb"/>
    </style:style>
    <style:style style:name="Tabla1.3" style:family="table-row">
      <style:table-row-properties fo:keep-together="auto"/>
    </style:style>
    <style:style style:name="Tabla1.B3" style:family="table-cell">
      <style:table-cell-properties style:vertical-align="top" fo:padding-left="0.123cm" fo:padding-right="0.123cm" fo:padding-top="0cm" fo:padding-bottom="0cm" fo:border-left="0.5pt solid #000000" fo:border-right="0.5pt solid #000000" fo:border-top="0.5pt solid #ffffff" fo:border-bottom="0.5pt solid #000000" style:writing-mode="lr-tb"/>
    </style:style>
    <style:style style:name="Tabla1.B4" style:family="table-cell">
      <style:table-cell-properties style:vertical-align="top" fo:padding-left="0.123cm" fo:padding-right="0.123cm" fo:padding-top="0cm" fo:padding-bottom="0cm" fo:border="0.5pt solid #000000" style:writing-mode="lr-tb"/>
    </style:style>
    <style:style style:name="MP1" style:family="paragraph" style:parent-style-name="Header">
      <style:text-properties fo:font-size="11.5pt" style:font-size-asian="11.5pt" style:font-size-complex="11.5pt"/>
    </style:style>
    <style:style style:name="MP2" style:family="paragraph" style:parent-style-name="Header">
      <style:paragraph-properties style:snap-to-layout-grid="false"/>
    </style:style>
    <style:style style:name="MP3" style:family="paragraph" style:parent-style-name="Header">
      <style:text-properties officeooo:paragraph-rsid="000f6299"/>
    </style:style>
    <style:style style:name="MT1" style:family="text">
      <style:text-properties fo:font-style="normal" fo:font-weight="normal" style:font-style-asian="normal" style:font-weight-asian="normal"/>
    </style:style>
    <style:style style:name="MT2" style:family="text">
      <style:text-properties fo:font-size="11.5pt" fo:font-style="normal" fo:font-weight="normal" style:font-size-asian="11.5pt" style:font-style-asian="normal" style:font-weight-asian="normal" style:font-size-complex="11.5pt"/>
    </style:style>
    <style:style style:name="MT3" style:family="text">
      <style:text-properties fo:font-size="11.5pt" fo:font-style="normal" fo:font-weight="normal" officeooo:rsid="0010507e" style:font-size-asian="11.5pt" style:font-style-asian="normal" style:font-weight-asian="normal" style:font-size-complex="11.5pt"/>
    </style:style>
    <style:style style:name="MT4" style:family="text">
      <style:text-properties fo:font-size="11.5pt" fo:font-style="normal" fo:font-weight="normal" officeooo:rsid="000f6299" style:font-size-asian="11.5pt" style:font-style-asian="normal" style:font-weight-asian="normal" style:font-size-complex="11.5p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5.009cm, 0cm, 5.138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2.49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row table:style-name="Tabla1.1">
            <table:table-cell table:style-name="Tabla1.A1" office:value-type="string">
              <text:p text:style-name="MP1"><draw:frame draw:style-name="Mfr1" draw:name="gráficos1" text:anchor-type="char" svg:x="-2.028cm" svg:y="0.28cm" svg:width="1.826cm" svg:height="1.907cm" draw:z-index="6"><draw:image xlink:href="Pictures/100000000000042B000002CC12598A93D46F525B.jpg" xlink:type="simple" xlink:show="embed" xlink:actuate="onLoad"/></draw:frame><text:bookmark text:name="OLE_LINK1"/><text:bookmark text:name="OLE_LINK2"/><text:span text:style-name="Puntuació"><text:span text:style-name="MT1">Mòdul 03 Programació bàsica</text:span></text:span></text:p>
            </table:table-cell>
            <table:table-cell table:style-name="Tabla1.B1" table:number-rows-spanned="2" office:value-type="string">
              <text:p text:style-name="MP1"><text:span text:style-name="Puntuació"><text:span text:style-name="MT1">Nota:</text:span></text:span></text:p>
            </table:table-cell>
          </table:table-row>
          <table:table-row table:style-name="Tabla1.1">
            <table:table-cell table:style-name="Tabla1.A1" office:value-type="string">
              <text:p text:style-name="Header"><text:span text:style-name="Puntuació"><text:span text:style-name="MT2">Curs: </text:span></text:span><text:span text:style-name="Puntuació"><text:span text:style-name="MT3">DAWBIO1</text:span></text:span></text:p>
            </table:table-cell>
            <table:covered-table-cell/>
          </table:table-row>
          <table:table-row table:style-name="Tabla1.3">
            <table:table-cell table:style-name="Tabla1.A1" office:value-type="string">
              <text:p text:style-name="Header"><text:span text:style-name="Puntuació"><text:span text:style-name="MT2">UF1-NF</text:span></text:span><text:span text:style-name="Puntuació"><text:span text:style-name="MT4">2</text:span></text:span><text:span text:style-name="Puntuació"><text:span text:style-name="MT2"> Estructures-Enumeracions-Unions</text:span></text:span></text:p>
            </table:table-cell>
            <table:table-cell table:style-name="Tabla1.B3" office:value-type="string">
              <text:p text:style-name="MP2"><text:span text:style-name="Puntuació"><text:span text:style-name="MT2"/></text:span></text:p>
            </table:table-cell>
          </table:table-row>
          <table:table-row table:style-name="Tabla1.3">
            <table:table-cell table:style-name="Tabla1.A1" office:value-type="string">
              <text:p text:style-name="MP3"><text:span text:style-name="Puntuació"><text:span text:style-name="MT2">Professor: Ramon Murillo</text:span></text:span></text:p>
            </table:table-cell>
            <table:table-cell table:style-name="Tabla1.B4" office:value-type="string">
              <text:p text:style-name="Header"><text:span text:style-name="Puntuació"><text:span text:style-name="MT2">Data: </text:span></text:span><text:span text:style-name="Puntuació"><text:span text:style-name="MT3">30</text:span></text:span><text:span text:style-name="Puntuació"><text:span text:style-name="MT2">/0</text:span></text:span><text:span text:style-name="Puntuació"><text:span text:style-name="MT3">1</text:span></text:span><text:span text:style-name="Puntuació"><text:span text:style-name="MT2">/201</text:span></text:span><text:span text:style-name="Puntuació"><text:span text:style-name="MT3">7</text:span></text:span></text:p>
            </table:table-cell>
          </table:table-row>
        </table:table>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4</dc:title>
    <meta:initial-creator>alumne</meta:initial-creator>
    <meta:creation-date>2010-02-03T13:29:00</meta:creation-date>
    <dc:date>2017-01-30T19:31:11.707000000</dc:date>
    <meta:editing-cycles>10</meta:editing-cycles>
    <meta:editing-duration>PT27M43S</meta:editing-duration>
    <meta:generator>LibreOffice/5.2.2.2$Windows_x86 LibreOffice_project/8f96e87c890bf8fa77463cd4b640a2312823f3ad</meta:generator>
    <meta:document-statistic meta:table-count="1" meta:image-count="1" meta:object-count="0" meta:page-count="7" meta:paragraph-count="220" meta:word-count="1176" meta:character-count="7675" meta:non-whitespace-character-count="6668"/>
    <meta:user-defined meta:name="Información 1"/>
    <meta:user-defined meta:name="Información 2"/>
    <meta:user-defined meta:name="Información 3"/>
    <meta:user-defined meta:name="Información 4"/>
  </office:meta>
</office:document-meta>
</file>